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243in" fo:margin-left="-0.1625in" table:align="left"/>
    </style:style>
    <style:style style:name="Table1.A" style:family="table-column">
      <style:table-column-properties style:column-width="0.5729in"/>
    </style:style>
    <style:style style:name="Table1.B" style:family="table-column">
      <style:table-column-properties style:column-width="0.4021in"/>
    </style:style>
    <style:style style:name="Table1.C" style:family="table-column">
      <style:table-column-properties style:column-width="0.3049in"/>
    </style:style>
    <style:style style:name="Table1.D" style:family="table-column">
      <style:table-column-properties style:column-width="0.2903in"/>
    </style:style>
    <style:style style:name="Table1.E" style:family="table-column">
      <style:table-column-properties style:column-width="0.4167in"/>
    </style:style>
    <style:style style:name="Table1.F" style:family="table-column">
      <style:table-column-properties style:column-width="0.3493in"/>
    </style:style>
    <style:style style:name="Table1.G" style:family="table-column">
      <style:table-column-properties style:column-width="0.4688in"/>
    </style:style>
    <style:style style:name="Table1.H" style:family="table-column">
      <style:table-column-properties style:column-width="0.3576in"/>
    </style:style>
    <style:style style:name="Table1.K" style:family="table-column">
      <style:table-column-properties style:column-width="0.3569in"/>
    </style:style>
    <style:style style:name="Table1.L" style:family="table-column">
      <style:table-column-properties style:column-width="0.35in"/>
    </style:style>
    <style:style style:name="Table1.N" style:family="table-column">
      <style:table-column-properties style:column-width="0.4465in"/>
    </style:style>
    <style:style style:name="Table1.O" style:family="table-column">
      <style:table-column-properties style:column-width="0.4986in"/>
    </style:style>
    <style:style style:name="Table1.P" style:family="table-column">
      <style:table-column-properties style:column-width="0.4389in"/>
    </style:style>
    <style:style style:name="Table1.Q" style:family="table-column">
      <style:table-column-properties style:column-width="0.684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2243in" fo:margin-left="-0.1625in" table:align="left"/>
    </style:style>
    <style:style style:name="Table2.A" style:family="table-column">
      <style:table-column-properties style:column-width="0.5729in"/>
    </style:style>
    <style:style style:name="Table2.B" style:family="table-column">
      <style:table-column-properties style:column-width="0.4021in"/>
    </style:style>
    <style:style style:name="Table2.C" style:family="table-column">
      <style:table-column-properties style:column-width="0.3049in"/>
    </style:style>
    <style:style style:name="Table2.D" style:family="table-column">
      <style:table-column-properties style:column-width="0.2903in"/>
    </style:style>
    <style:style style:name="Table2.E" style:family="table-column">
      <style:table-column-properties style:column-width="0.4167in"/>
    </style:style>
    <style:style style:name="Table2.F" style:family="table-column">
      <style:table-column-properties style:column-width="0.3493in"/>
    </style:style>
    <style:style style:name="Table2.G" style:family="table-column">
      <style:table-column-properties style:column-width="0.4688in"/>
    </style:style>
    <style:style style:name="Table2.H" style:family="table-column">
      <style:table-column-properties style:column-width="0.3576in"/>
    </style:style>
    <style:style style:name="Table2.K" style:family="table-column">
      <style:table-column-properties style:column-width="0.3569in"/>
    </style:style>
    <style:style style:name="Table2.L" style:family="table-column">
      <style:table-column-properties style:column-width="0.35in"/>
    </style:style>
    <style:style style:name="Table2.N" style:family="table-column">
      <style:table-column-properties style:column-width="0.4465in"/>
    </style:style>
    <style:style style:name="Table2.O" style:family="table-column">
      <style:table-column-properties style:column-width="0.4986in"/>
    </style:style>
    <style:style style:name="Table2.P" style:family="table-column">
      <style:table-column-properties style:column-width="0.4389in"/>
    </style:style>
    <style:style style:name="Table2.Q" style:family="table-column">
      <style:table-column-properties style:column-width="0.684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7.2243in" fo:margin-left="-0.1625in" table:align="left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0.4021in"/>
    </style:style>
    <style:style style:name="Table3.C" style:family="table-column">
      <style:table-column-properties style:column-width="0.3049in"/>
    </style:style>
    <style:style style:name="Table3.D" style:family="table-column">
      <style:table-column-properties style:column-width="0.2903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3493in"/>
    </style:style>
    <style:style style:name="Table3.G" style:family="table-column">
      <style:table-column-properties style:column-width="0.4688in"/>
    </style:style>
    <style:style style:name="Table3.H" style:family="table-column">
      <style:table-column-properties style:column-width="0.3576in"/>
    </style:style>
    <style:style style:name="Table3.K" style:family="table-column">
      <style:table-column-properties style:column-width="0.3569in"/>
    </style:style>
    <style:style style:name="Table3.L" style:family="table-column">
      <style:table-column-properties style:column-width="0.35in"/>
    </style:style>
    <style:style style:name="Table3.N" style:family="table-column">
      <style:table-column-properties style:column-width="0.4465in"/>
    </style:style>
    <style:style style:name="Table3.O" style:family="table-column">
      <style:table-column-properties style:column-width="0.4986in"/>
    </style:style>
    <style:style style:name="Table3.P" style:family="table-column">
      <style:table-column-properties style:column-width="0.4389in"/>
    </style:style>
    <style:style style:name="Table3.Q" style:family="table-column">
      <style:table-column-properties style:column-width="0.684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7.2243in" fo:margin-left="-0.1625in" table:align="left"/>
    </style:style>
    <style:style style:name="Table4.A" style:family="table-column">
      <style:table-column-properties style:column-width="0.5729in"/>
    </style:style>
    <style:style style:name="Table4.B" style:family="table-column">
      <style:table-column-properties style:column-width="0.4021in"/>
    </style:style>
    <style:style style:name="Table4.C" style:family="table-column">
      <style:table-column-properties style:column-width="0.3049in"/>
    </style:style>
    <style:style style:name="Table4.D" style:family="table-column">
      <style:table-column-properties style:column-width="0.2903in"/>
    </style:style>
    <style:style style:name="Table4.E" style:family="table-column">
      <style:table-column-properties style:column-width="0.4167in"/>
    </style:style>
    <style:style style:name="Table4.F" style:family="table-column">
      <style:table-column-properties style:column-width="0.3493in"/>
    </style:style>
    <style:style style:name="Table4.G" style:family="table-column">
      <style:table-column-properties style:column-width="0.4688in"/>
    </style:style>
    <style:style style:name="Table4.H" style:family="table-column">
      <style:table-column-properties style:column-width="0.3576in"/>
    </style:style>
    <style:style style:name="Table4.K" style:family="table-column">
      <style:table-column-properties style:column-width="0.3569in"/>
    </style:style>
    <style:style style:name="Table4.L" style:family="table-column">
      <style:table-column-properties style:column-width="0.35in"/>
    </style:style>
    <style:style style:name="Table4.N" style:family="table-column">
      <style:table-column-properties style:column-width="0.4465in"/>
    </style:style>
    <style:style style:name="Table4.O" style:family="table-column">
      <style:table-column-properties style:column-width="0.4986in"/>
    </style:style>
    <style:style style:name="Table4.P" style:family="table-column">
      <style:table-column-properties style:column-width="0.4389in"/>
    </style:style>
    <style:style style:name="Table4.Q" style:family="table-column">
      <style:table-column-properties style:column-width="0.684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7.2243in" fo:margin-left="-0.1625in" table:align="left"/>
    </style:style>
    <style:style style:name="Table5.A" style:family="table-column">
      <style:table-column-properties style:column-width="0.5729in"/>
    </style:style>
    <style:style style:name="Table5.B" style:family="table-column">
      <style:table-column-properties style:column-width="0.4021in"/>
    </style:style>
    <style:style style:name="Table5.C" style:family="table-column">
      <style:table-column-properties style:column-width="0.3049in"/>
    </style:style>
    <style:style style:name="Table5.D" style:family="table-column">
      <style:table-column-properties style:column-width="0.2903in"/>
    </style:style>
    <style:style style:name="Table5.E" style:family="table-column">
      <style:table-column-properties style:column-width="0.4167in"/>
    </style:style>
    <style:style style:name="Table5.F" style:family="table-column">
      <style:table-column-properties style:column-width="0.3493in"/>
    </style:style>
    <style:style style:name="Table5.G" style:family="table-column">
      <style:table-column-properties style:column-width="0.4688in"/>
    </style:style>
    <style:style style:name="Table5.H" style:family="table-column">
      <style:table-column-properties style:column-width="0.3576in"/>
    </style:style>
    <style:style style:name="Table5.K" style:family="table-column">
      <style:table-column-properties style:column-width="0.3569in"/>
    </style:style>
    <style:style style:name="Table5.L" style:family="table-column">
      <style:table-column-properties style:column-width="0.35in"/>
    </style:style>
    <style:style style:name="Table5.N" style:family="table-column">
      <style:table-column-properties style:column-width="0.4465in"/>
    </style:style>
    <style:style style:name="Table5.O" style:family="table-column">
      <style:table-column-properties style:column-width="0.4986in"/>
    </style:style>
    <style:style style:name="Table5.P" style:family="table-column">
      <style:table-column-properties style:column-width="0.4389in"/>
    </style:style>
    <style:style style:name="Table5.Q" style:family="table-column">
      <style:table-column-properties style:column-width="0.684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7.2243in" fo:margin-left="-0.1625in" table:align="left"/>
    </style:style>
    <style:style style:name="Table6.A" style:family="table-column">
      <style:table-column-properties style:column-width="0.5729in"/>
    </style:style>
    <style:style style:name="Table6.B" style:family="table-column">
      <style:table-column-properties style:column-width="0.4021in"/>
    </style:style>
    <style:style style:name="Table6.C" style:family="table-column">
      <style:table-column-properties style:column-width="0.3049in"/>
    </style:style>
    <style:style style:name="Table6.D" style:family="table-column">
      <style:table-column-properties style:column-width="0.2903in"/>
    </style:style>
    <style:style style:name="Table6.E" style:family="table-column">
      <style:table-column-properties style:column-width="0.4167in"/>
    </style:style>
    <style:style style:name="Table6.F" style:family="table-column">
      <style:table-column-properties style:column-width="0.3493in"/>
    </style:style>
    <style:style style:name="Table6.G" style:family="table-column">
      <style:table-column-properties style:column-width="0.4688in"/>
    </style:style>
    <style:style style:name="Table6.H" style:family="table-column">
      <style:table-column-properties style:column-width="0.3576in"/>
    </style:style>
    <style:style style:name="Table6.K" style:family="table-column">
      <style:table-column-properties style:column-width="0.3569in"/>
    </style:style>
    <style:style style:name="Table6.L" style:family="table-column">
      <style:table-column-properties style:column-width="0.35in"/>
    </style:style>
    <style:style style:name="Table6.N" style:family="table-column">
      <style:table-column-properties style:column-width="0.4465in"/>
    </style:style>
    <style:style style:name="Table6.O" style:family="table-column">
      <style:table-column-properties style:column-width="0.4986in"/>
    </style:style>
    <style:style style:name="Table6.P" style:family="table-column">
      <style:table-column-properties style:column-width="0.4389in"/>
    </style:style>
    <style:style style:name="Table6.Q" style:family="table-column">
      <style:table-column-properties style:column-width="0.684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a3def" officeooo:paragraph-rsid="000a3def"/>
    </style:style>
    <style:style style:name="P2" style:family="paragraph" style:parent-style-name="Standard">
      <style:text-properties officeooo:paragraph-rsid="000a3def"/>
    </style:style>
    <style:style style:name="P3" style:family="paragraph" style:parent-style-name="Standard">
      <style:text-properties officeooo:paragraph-rsid="000e4ce5"/>
    </style:style>
    <style:style style:name="P4" style:family="paragraph" style:parent-style-name="Standard">
      <style:text-properties officeooo:paragraph-rsid="00100dfc"/>
    </style:style>
    <style:style style:name="P5" style:family="paragraph" style:parent-style-name="Standard">
      <style:text-properties officeooo:paragraph-rsid="0010e5af"/>
    </style:style>
    <style:style style:name="P6" style:family="paragraph" style:parent-style-name="Standard">
      <style:text-properties officeooo:paragraph-rsid="00119515"/>
    </style:style>
    <style:style style:name="P7" style:family="paragraph" style:parent-style-name="Standard">
      <style:text-properties officeooo:paragraph-rsid="0011d857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0c1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0e4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100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10e5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1195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officeooo:paragraph-rsid="0011d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0ce1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0e4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100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10e5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1195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181" officeooo:paragraph-rsid="0011d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dfc" officeooo:paragraph-rsid="00100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dfc" officeooo:paragraph-rsid="0010e5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dfc" officeooo:paragraph-rsid="001195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dfc" officeooo:paragraph-rsid="0011d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0ce18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0e4ce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100df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10e5a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1195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11d85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0e4ce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00df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0e5a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195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1d85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e4ce5" officeooo:paragraph-rsid="000e4ce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e4ce5" officeooo:paragraph-rsid="00100df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0dfc" officeooo:paragraph-rsid="00100df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e5af" officeooo:paragraph-rsid="0010e5a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e5af" officeooo:paragraph-rsid="001195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9515" officeooo:paragraph-rsid="001195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9515" officeooo:paragraph-rsid="0011d85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d857" officeooo:paragraph-rsid="0011d85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officeooo:paragraph-rsid="000c1037"/>
    </style:style>
    <style:style style:name="P45" style:family="paragraph" style:parent-style-name="Table_20_Contents">
      <style:paragraph-properties fo:text-align="start" style:justify-single-word="false"/>
      <style:text-properties officeooo:paragraph-rsid="000e4ce5"/>
    </style:style>
    <style:style style:name="P46" style:family="paragraph" style:parent-style-name="Table_20_Contents">
      <style:paragraph-properties fo:text-align="start" style:justify-single-word="false"/>
      <style:text-properties officeooo:paragraph-rsid="00100dfc"/>
    </style:style>
    <style:style style:name="P47" style:family="paragraph" style:parent-style-name="Table_20_Contents">
      <style:paragraph-properties fo:text-align="start" style:justify-single-word="false"/>
      <style:text-properties officeooo:paragraph-rsid="0010e5af"/>
    </style:style>
    <style:style style:name="P48" style:family="paragraph" style:parent-style-name="Table_20_Contents">
      <style:paragraph-properties fo:text-align="start" style:justify-single-word="false"/>
      <style:text-properties officeooo:paragraph-rsid="00119515"/>
    </style:style>
    <style:style style:name="P49" style:family="paragraph" style:parent-style-name="Table_20_Contents">
      <style:paragraph-properties fo:text-align="start" style:justify-single-word="false"/>
      <style:text-properties officeooo:paragraph-rsid="0011d857"/>
    </style:style>
    <style:style style:name="P50" style:family="paragraph" style:parent-style-name="Standard">
      <style:text-properties officeooo:rsid="000a3def" officeooo:paragraph-rsid="000a3def"/>
    </style:style>
    <style:style style:name="P51" style:family="paragraph" style:parent-style-name="Standard">
      <style:text-properties officeooo:paragraph-rsid="000e4ce5"/>
    </style:style>
    <style:style style:name="P52" style:family="paragraph" style:parent-style-name="Standard">
      <style:text-properties officeooo:paragraph-rsid="00100dfc"/>
    </style:style>
    <style:style style:name="P53" style:family="paragraph" style:parent-style-name="Standard">
      <style:text-properties officeooo:paragraph-rsid="0010e5af"/>
    </style:style>
    <style:style style:name="P54" style:family="paragraph" style:parent-style-name="Standard">
      <style:text-properties officeooo:paragraph-rsid="00119515"/>
    </style:style>
    <style:style style:name="P55" style:family="paragraph" style:parent-style-name="Standard">
      <style:text-properties officeooo:paragraph-rsid="0011d857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paragraph-properties fo:text-align="start" style:justify-single-word="false"/>
      <style:text-properties officeooo:paragraph-rsid="000ce181"/>
    </style:style>
    <style:style style:name="P58" style:family="paragraph" style:parent-style-name="Table_20_Contents">
      <style:paragraph-properties fo:text-align="start" style:justify-single-word="false"/>
      <style:text-properties officeooo:paragraph-rsid="000e4ce5"/>
    </style:style>
    <style:style style:name="P59" style:family="paragraph" style:parent-style-name="Table_20_Contents">
      <style:paragraph-properties fo:text-align="start" style:justify-single-word="false"/>
      <style:text-properties officeooo:paragraph-rsid="00100dfc"/>
    </style:style>
    <style:style style:name="P60" style:family="paragraph" style:parent-style-name="Table_20_Contents">
      <style:paragraph-properties fo:text-align="start" style:justify-single-word="false"/>
      <style:text-properties officeooo:paragraph-rsid="0010e5af"/>
    </style:style>
    <style:style style:name="P61" style:family="paragraph" style:parent-style-name="Table_20_Contents">
      <style:paragraph-properties fo:text-align="start" style:justify-single-word="false"/>
      <style:text-properties officeooo:paragraph-rsid="00119515"/>
    </style:style>
    <style:style style:name="P62" style:family="paragraph" style:parent-style-name="Table_20_Contents">
      <style:paragraph-properties fo:text-align="start" style:justify-single-word="false"/>
      <style:text-properties officeooo:paragraph-rsid="0011d857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6a434" officeooo:paragraph-rsid="0016a43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officeooo:paragraph-rsid="0016a43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838d9" officeooo:paragraph-rsid="001838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0dfc" officeooo:paragraph-rsid="001838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9515" officeooo:paragraph-rsid="001838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9515" officeooo:paragraph-rsid="001a1e3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a6830" officeooo:paragraph-rsid="001a683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officeooo:rsid="001a6830" officeooo:paragraph-rsid="001a6830"/>
    </style:style>
    <style:style style:name="T1" style:family="text">
      <style:text-properties officeooo:rsid="000c1037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c9815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0c1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0c9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e4ce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ce18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0df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e5a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95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d85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6a43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838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a1e3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a683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8" style:family="text">
      <style:text-properties officeooo:rsid="000ce181"/>
    </style:style>
    <style:style style:name="T19" style:family="text">
      <style:text-properties officeooo:rsid="000e4ce5"/>
    </style:style>
    <style:style style:name="T20" style:family="text">
      <style:text-properties officeooo:rsid="00100dfc"/>
    </style:style>
    <style:style style:name="T21" style:family="text">
      <style:text-properties officeooo:rsid="0010e5af"/>
    </style:style>
    <style:style style:name="T22" style:family="text">
      <style:text-properties officeooo:rsid="00119515"/>
    </style:style>
    <style:style style:name="T23" style:family="text">
      <style:text-properties officeooo:rsid="0011d857"/>
    </style:style>
    <style:style style:name="T24" style:family="text">
      <style:text-properties officeooo:rsid="0016a434"/>
    </style:style>
    <style:style style:name="T25" style:family="text">
      <style:text-properties officeooo:rsid="001838d9"/>
    </style:style>
    <style:style style:name="T26" style:family="text">
      <style:text-properties officeooo:rsid="001a1e31"/>
    </style:style>
    <style:style style:name="T27" style:family="text">
      <style:text-properties officeooo:rsid="001a68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^k r ANALYSIS <text:span text:style-name="T1">(PER RICCARDO MP = MEAN PERFORMANCE)</text:span></text:p>
      <text:p text:style-name="P1">In this section results from 2^kr analysis are reported. This method suits our needs as the parameters that govern the system are allowed to vary in a large set of values. 250 replications for every configurations have been run. Being 4 the number of parameters we ended up with 2^4*250=4000 simulations. In the following, results of such simulations are reported.</text:p>
      <text:p text:style-name="P2">-<text:span text:style-name="T1">Airport Response Time</text:span></text:p>
      <text:p text:style-name="P3"><text:span text:style-name="T19">SSY = 3.31*10^8<text:tab/>SST = 6.15*10^7<text:tab/>SSE = 9.2*10^3 (0.01%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F"/>
        <table:table-column table:style-name="Table1.K"/>
        <table:table-column table:style-name="Table1.L"/>
        <table:table-column table:style-name="Table1.G"/>
        <table:table-column table:style-name="Table1.N"/>
        <table:table-column table:style-name="Table1.O"/>
        <table:table-column table:style-name="Table1.P"/>
        <table:table-column table:style-name="Table1.Q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4">q<text:span text:style-name="T2">0</text:span></text:p>
          </table:table-cell>
          <table:table-cell table:style-name="Table1.A1" office:value-type="string">
            <text:p text:style-name="P44"><text:span text:style-name="T6">q</text:span><text:span text:style-name="T4">i</text:span><text:span text:style-name="T5">at</text:span></text:p>
          </table:table-cell>
          <table:table-cell table:style-name="Table1.A1" office:value-type="string">
            <text:p text:style-name="P8">q<text:span text:style-name="T3">lt</text:span></text:p>
          </table:table-cell>
          <table:table-cell table:style-name="Table1.A1" office:value-type="string">
            <text:p text:style-name="P44"><text:span text:style-name="T6">q</text:span><text:span text:style-name="T4">iat,iat </text:span></text:p>
          </table:table-cell>
          <table:table-cell table:style-name="Table1.A1" office:value-type="string">
            <text:p text:style-name="P44"><text:span text:style-name="T6">q</text:span><text:span text:style-name="T4">tot</text:span></text:p>
          </table:table-cell>
          <table:table-cell table:style-name="Table1.A1" office:value-type="string">
            <text:p text:style-name="P44"><text:span text:style-name="T6">q</text:span><text:span text:style-name="T4">iat,tot</text:span></text:p>
          </table:table-cell>
          <table:table-cell table:style-name="Table1.A1" office:value-type="string">
            <text:p text:style-name="P44"><text:span text:style-name="T6">q</text:span><text:span text:style-name="T4">lt,tot</text:span></text:p>
          </table:table-cell>
          <table:table-cell table:style-name="Table1.A1" office:value-type="string">
            <text:p text:style-name="P44"><text:span text:style-name="T6">q</text:span><text:span text:style-name="T4">iat,lt,tot</text:span></text:p>
          </table:table-cell>
          <table:table-cell table:style-name="Table1.A1" office:value-type="string">
            <text:p text:style-name="P8">q<text:span text:style-name="T2">pt</text:span></text:p>
          </table:table-cell>
          <table:table-cell table:style-name="Table1.A1" office:value-type="string">
            <text:p text:style-name="P44"><text:span text:style-name="T6">q</text:span><text:span text:style-name="T4">iat,pt</text:span></text:p>
          </table:table-cell>
          <table:table-cell table:style-name="Table1.A1" office:value-type="string">
            <text:p text:style-name="P44"><text:span text:style-name="T6">q</text:span><text:span text:style-name="T4">lt,pt</text:span></text:p>
          </table:table-cell>
          <table:table-cell table:style-name="Table1.A1" office:value-type="string">
            <text:p text:style-name="P44"><text:span text:style-name="T6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1.A1" office:value-type="string">
            <text:p text:style-name="P44"><text:span text:style-name="T6">q</text:span><text:span text:style-name="T5">tot,pt</text:span></text:p>
          </table:table-cell>
          <table:table-cell table:style-name="Table1.A1" office:value-type="string">
            <text:p text:style-name="P44"><text:span text:style-name="T6">q</text:span><text:span text:style-name="T5">iat,tot,pt</text:span></text:p>
          </table:table-cell>
          <table:table-cell table:style-name="Table1.A1" office:value-type="string">
            <text:p text:style-name="P44"><text:span text:style-name="T6">q</text:span><text:span text:style-name="T5">lt,tot,pt</text:span></text:p>
          </table:table-cell>
          <table:table-cell table:style-name="Table1.Q1" office:value-type="string">
            <text:p text:style-name="P44"><text:span text:style-name="T6">q</text:span><text:span text:style-name="T5">iat,lt,tot,pt</text:span></text:p>
          </table:table-cell>
        </table:table-row>
        <table:table-row>
          <table:table-cell table:style-name="Table1.A2" office:value-type="string">
            <text:p text:style-name="P24">q</text:p>
          </table:table-cell>
          <table:table-cell table:style-name="Table1.A2" office:value-type="string">
            <text:p text:style-name="P24">1.83*10^2</text:p>
            <text:p text:style-name="P30"/>
          </table:table-cell>
          <table:table-cell table:style-name="Table1.A2" office:value-type="string">
            <text:p text:style-name="P30">-<text:span text:style-name="T18">34.0</text:span></text:p>
          </table:table-cell>
          <table:table-cell table:style-name="Table1.A2" office:value-type="string">
            <text:p text:style-name="P24">44.7</text:p>
          </table:table-cell>
          <table:table-cell table:style-name="Table1.A2" office:value-type="string">
            <text:p text:style-name="P30">-<text:span text:style-name="T18">25.3</text:span></text:p>
          </table:table-cell>
          <table:table-cell table:style-name="Table1.A2" office:value-type="string">
            <text:p text:style-name="P24">41.5</text:p>
          </table:table-cell>
          <table:table-cell table:style-name="Table1.A2" office:value-type="string">
            <text:p text:style-name="P30">-<text:span text:style-name="T18">23.5</text:span></text:p>
          </table:table-cell>
          <table:table-cell table:style-name="Table1.A2" office:value-type="string">
            <text:p text:style-name="P24">20.3</text:p>
          </table:table-cell>
          <table:table-cell table:style-name="Table1.A2" office:value-type="string">
            <text:p text:style-name="P30">-<text:span text:style-name="T18">17.3</text:span></text:p>
          </table:table-cell>
          <table:table-cell table:style-name="Table1.A2" office:value-type="string">
            <text:p text:style-name="P24">30.1</text:p>
          </table:table-cell>
          <table:table-cell table:style-name="Table1.A2" office:value-type="string">
            <text:p text:style-name="P56"><text:span text:style-name="T7">-</text:span><text:span text:style-name="T9">0.05</text:span></text:p>
          </table:table-cell>
          <table:table-cell table:style-name="Table1.A2" office:value-type="string">
            <text:p text:style-name="P30">-<text:span text:style-name="T18">0.197</text:span></text:p>
          </table:table-cell>
          <table:table-cell table:style-name="Table1.A2" office:value-type="string">
            <text:p text:style-name="P24">0.0<text:span text:style-name="T24">673</text:span></text:p>
          </table:table-cell>
          <table:table-cell table:style-name="Table1.A2" office:value-type="string">
            <text:p text:style-name="P24">0.2<text:span text:style-name="T24">14</text:span></text:p>
          </table:table-cell>
          <table:table-cell table:style-name="Table1.A2" office:value-type="string">
            <text:p text:style-name="P30">-<text:span text:style-name="T18">0.0875</text:span></text:p>
          </table:table-cell>
          <table:table-cell table:style-name="Table1.A2" office:value-type="string">
            <text:p text:style-name="P30">-<text:span text:style-name="T18">0.105</text:span></text:p>
          </table:table-cell>
          <table:table-cell table:style-name="Table1.Q2" office:value-type="string">
            <text:p text:style-name="P24">0.03<text:span text:style-name="T24">09</text:span></text:p>
          </table:table-cell>
        </table:table-row>
        <table:table-row>
          <table:table-cell table:style-name="Table1.A2" office:value-type="string">
            <text:p text:style-name="P24">SS</text:p>
          </table:table-cell>
          <table:table-cell table:style-name="Table1.A2" office:value-type="string">
            <text:p text:style-name="P57"><text:span text:style-name="T9">2.</text:span><text:span text:style-name="T14">69</text:span><text:span text:style-name="T9">*10^8</text:span></text:p>
          </table:table-cell>
          <table:table-cell table:style-name="Table1.A2" office:value-type="string">
            <text:p text:style-name="P57"><text:span text:style-name="T9">9.</text:span><text:span text:style-name="T14">25</text:span><text:span text:style-name="T9">*10^6</text:span></text:p>
          </table:table-cell>
          <table:table-cell table:style-name="Table1.A2" office:value-type="string">
            <text:p text:style-name="P24"><text:span text:style-name="T24">1.6</text:span>*10^<text:span text:style-name="T24">7</text:span></text:p>
          </table:table-cell>
          <table:table-cell table:style-name="Table1.A2" office:value-type="string">
            <text:p text:style-name="P57"><text:span text:style-name="T9">5.</text:span><text:span text:style-name="T14">11</text:span><text:span text:style-name="T9">*10^6</text:span></text:p>
          </table:table-cell>
          <table:table-cell table:style-name="Table1.A2" office:value-type="string">
            <text:p text:style-name="P57"><text:span text:style-name="T9">1.</text:span><text:span text:style-name="T14">38</text:span><text:span text:style-name="T9">*10^</text:span><text:span text:style-name="T14">7</text:span></text:p>
          </table:table-cell>
          <table:table-cell table:style-name="Table1.A2" office:value-type="string">
            <text:p text:style-name="P57"><text:span text:style-name="T9">4.</text:span><text:span text:style-name="T14">41</text:span><text:span text:style-name="T9">*10^6</text:span></text:p>
          </table:table-cell>
          <table:table-cell table:style-name="Table1.A2" office:value-type="string">
            <text:p text:style-name="P57"><text:span text:style-name="T9">3.</text:span><text:span text:style-name="T14">29</text:span><text:span text:style-name="T9">*10^6</text:span></text:p>
          </table:table-cell>
          <table:table-cell table:style-name="Table1.A2" office:value-type="string">
            <text:p text:style-name="P57"><text:span text:style-name="T9">2.</text:span><text:span text:style-name="T14">38</text:span><text:span text:style-name="T9">*10^6</text:span></text:p>
          </table:table-cell>
          <table:table-cell table:style-name="Table1.A2" office:value-type="string">
            <text:p text:style-name="P57"><text:span text:style-name="T9">7.</text:span><text:span text:style-name="T14">26</text:span><text:span text:style-name="T9">*10^6</text:span></text:p>
          </table:table-cell>
          <table:table-cell table:style-name="Table1.A2" office:value-type="string">
            <text:p text:style-name="P64">2<text:span text:style-name="T24">0</text:span></text:p>
          </table:table-cell>
          <table:table-cell table:style-name="Table1.A2" office:value-type="string">
            <text:p text:style-name="P57"><text:span text:style-name="T9">3.</text:span><text:span text:style-name="T14">12</text:span><text:span text:style-name="T9">*10^2</text:span></text:p>
          </table:table-cell>
          <table:table-cell table:style-name="Table1.A2" office:value-type="string">
            <text:p text:style-name="P64">3<text:span text:style-name="T24">6.2</text:span></text:p>
          </table:table-cell>
          <table:table-cell table:style-name="Table1.A2" office:value-type="string">
            <text:p text:style-name="P57"><text:span text:style-name="T9">3.</text:span><text:span text:style-name="T14">65</text:span><text:span text:style-name="T9">*10^2</text:span></text:p>
          </table:table-cell>
          <table:table-cell table:style-name="Table1.A2" office:value-type="string">
            <text:p text:style-name="P64">6<text:span text:style-name="T24">1.3</text:span></text:p>
          </table:table-cell>
          <table:table-cell table:style-name="Table1.A2" office:value-type="string">
            <text:p text:style-name="P64">8<text:span text:style-name="T24">8.2</text:span></text:p>
          </table:table-cell>
          <table:table-cell table:style-name="Table1.Q2" office:value-type="string">
            <text:p text:style-name="P64">7.<text:span text:style-name="T24">65</text:span></text:p>
          </table:table-cell>
        </table:table-row>
        <table:table-row>
          <table:table-cell table:style-name="Table1.A2" office:value-type="string">
            <text:p text:style-name="P14">Impact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15.04%</text:p>
          </table:table-cell>
          <table:table-cell table:style-name="Table1.A2" office:value-type="string">
            <text:p text:style-name="P30">26.02%</text:p>
          </table:table-cell>
          <table:table-cell table:style-name="Table1.A2" office:value-type="string">
            <text:p text:style-name="P30">8.31%</text:p>
          </table:table-cell>
          <table:table-cell table:style-name="Table1.A2" office:value-type="string">
            <text:p text:style-name="P30">22.42%</text:p>
          </table:table-cell>
          <table:table-cell table:style-name="Table1.A2" office:value-type="string">
            <text:p text:style-name="P24">7.17%</text:p>
          </table:table-cell>
          <table:table-cell table:style-name="Table1.A2" office:value-type="string">
            <text:p text:style-name="P24">5.35%</text:p>
          </table:table-cell>
          <table:table-cell table:style-name="Table1.A2" office:value-type="string">
            <text:p text:style-name="P30">3.87%</text:p>
          </table:table-cell>
          <table:table-cell table:style-name="Table1.A2" office:value-type="string">
            <text:p text:style-name="P30">11.<text:span text:style-name="T24">8</text:span>%</text:p>
          </table:table-cell>
          <table:table-cell table:style-name="Table1.A2" office:value-type="string">
            <text:p text:style-name="P30">0.00%</text:p>
          </table:table-cell>
          <table:table-cell table:style-name="Table1.A2" office:value-type="string">
            <text:p text:style-name="P30">0.00%</text:p>
          </table:table-cell>
          <table:table-cell table:style-name="Table1.A2" office:value-type="string">
            <text:p text:style-name="P30">0.00%</text:p>
          </table:table-cell>
          <table:table-cell table:style-name="Table1.A2" office:value-type="string">
            <text:p text:style-name="P30">0.00%</text:p>
          </table:table-cell>
          <table:table-cell table:style-name="Table1.A2" office:value-type="string">
            <text:p text:style-name="P30">0.00%</text:p>
          </table:table-cell>
          <table:table-cell table:style-name="Table1.A2" office:value-type="string">
            <text:p text:style-name="P30">0.00%</text:p>
          </table:table-cell>
          <table:table-cell table:style-name="Table1.Q2" office:value-type="string">
            <text:p text:style-name="P30">0.00%</text:p>
          </table:table-cell>
        </table:table-row>
      </table:table>
      <text:p text:style-name="P2"/>
      <text:p text:style-name="P3">-<text:span text:style-name="T1">Holding Queue Waiting Time</text:span></text:p>
      <text:p text:style-name="P3"><text:span text:style-name="T19">SSY = 1.81*10^7<text:tab/>SST = 1.12*10^7<text:tab/>SSE = 2.25*10^3 (0.02%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G"/>
        <table:table-column table:style-name="Table2.F"/>
        <table:table-column table:style-name="Table2.K"/>
        <table:table-column table:style-name="Table2.L"/>
        <table:table-column table:style-name="Table2.G"/>
        <table:table-column table:style-name="Table2.N"/>
        <table:table-column table:style-name="Table2.O"/>
        <table:table-column table:style-name="Table2.P"/>
        <table:table-column table:style-name="Table2.Q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5">q<text:span text:style-name="T2">0</text:span></text:p>
          </table:table-cell>
          <table:table-cell table:style-name="Table2.A1" office:value-type="string">
            <text:p text:style-name="P45"><text:span text:style-name="T6">q</text:span><text:span text:style-name="T4">i</text:span><text:span text:style-name="T5">at</text:span></text:p>
          </table:table-cell>
          <table:table-cell table:style-name="Table2.A1" office:value-type="string">
            <text:p text:style-name="P9">q<text:span text:style-name="T3">lt</text:span></text:p>
          </table:table-cell>
          <table:table-cell table:style-name="Table2.A1" office:value-type="string">
            <text:p text:style-name="P45"><text:span text:style-name="T6">q</text:span><text:span text:style-name="T4">iat,iat </text:span></text:p>
          </table:table-cell>
          <table:table-cell table:style-name="Table2.A1" office:value-type="string">
            <text:p text:style-name="P45"><text:span text:style-name="T6">q</text:span><text:span text:style-name="T4">tot</text:span></text:p>
          </table:table-cell>
          <table:table-cell table:style-name="Table2.A1" office:value-type="string">
            <text:p text:style-name="P45"><text:span text:style-name="T6">q</text:span><text:span text:style-name="T4">iat,tot</text:span></text:p>
          </table:table-cell>
          <table:table-cell table:style-name="Table2.A1" office:value-type="string">
            <text:p text:style-name="P45"><text:span text:style-name="T6">q</text:span><text:span text:style-name="T4">lt,tot</text:span></text:p>
          </table:table-cell>
          <table:table-cell table:style-name="Table2.A1" office:value-type="string">
            <text:p text:style-name="P45"><text:span text:style-name="T6">q</text:span><text:span text:style-name="T4">iat,lt,tot</text:span></text:p>
          </table:table-cell>
          <table:table-cell table:style-name="Table2.A1" office:value-type="string">
            <text:p text:style-name="P9">q<text:span text:style-name="T2">pt</text:span></text:p>
          </table:table-cell>
          <table:table-cell table:style-name="Table2.A1" office:value-type="string">
            <text:p text:style-name="P45"><text:span text:style-name="T6">q</text:span><text:span text:style-name="T4">iat,pt</text:span></text:p>
          </table:table-cell>
          <table:table-cell table:style-name="Table2.A1" office:value-type="string">
            <text:p text:style-name="P45"><text:span text:style-name="T6">q</text:span><text:span text:style-name="T4">lt,pt</text:span></text:p>
          </table:table-cell>
          <table:table-cell table:style-name="Table2.A1" office:value-type="string">
            <text:p text:style-name="P45"><text:span text:style-name="T6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2.A1" office:value-type="string">
            <text:p text:style-name="P45"><text:span text:style-name="T6">q</text:span><text:span text:style-name="T5">tot,pt</text:span></text:p>
          </table:table-cell>
          <table:table-cell table:style-name="Table2.A1" office:value-type="string">
            <text:p text:style-name="P45"><text:span text:style-name="T6">q</text:span><text:span text:style-name="T5">iat,tot,pt</text:span></text:p>
          </table:table-cell>
          <table:table-cell table:style-name="Table2.A1" office:value-type="string">
            <text:p text:style-name="P45"><text:span text:style-name="T6">q</text:span><text:span text:style-name="T5">lt,tot,pt</text:span></text:p>
          </table:table-cell>
          <table:table-cell table:style-name="Table2.Q1" office:value-type="string">
            <text:p text:style-name="P45"><text:span text:style-name="T6">q</text:span><text:span text:style-name="T5">iat,lt,tot,pt</text:span></text:p>
          </table:table-cell>
        </table:table-row>
        <table:table-row>
          <table:table-cell table:style-name="Table2.A2" office:value-type="string">
            <text:p text:style-name="P25">q</text:p>
          </table:table-cell>
          <table:table-cell table:style-name="Table2.A2" office:value-type="string">
            <text:p text:style-name="P25">29.4</text:p>
            <text:p text:style-name="P31"/>
          </table:table-cell>
          <table:table-cell table:style-name="Table2.A2" office:value-type="string">
            <text:p text:style-name="P31">-17.0</text:p>
          </table:table-cell>
          <table:table-cell table:style-name="Table2.A2" office:value-type="string">
            <text:p text:style-name="P25">18.3</text:p>
          </table:table-cell>
          <table:table-cell table:style-name="Table2.A2" office:value-type="string">
            <text:p text:style-name="P31">-<text:span text:style-name="T19">12.5</text:span></text:p>
          </table:table-cell>
          <table:table-cell table:style-name="Table2.A2" office:value-type="string">
            <text:p text:style-name="P36">17.4</text:p>
          </table:table-cell>
          <table:table-cell table:style-name="Table2.A2" office:value-type="string">
            <text:p text:style-name="P31">-11.9</text:p>
          </table:table-cell>
          <table:table-cell table:style-name="Table2.A2" office:value-type="string">
            <text:p text:style-name="P25">9.99</text:p>
          </table:table-cell>
          <table:table-cell table:style-name="Table2.A2" office:value-type="string">
            <text:p text:style-name="P31">-8.58</text:p>
          </table:table-cell>
          <table:table-cell table:style-name="Table2.A2" office:value-type="string">
            <text:p text:style-name="P25">0.0<text:span text:style-name="T24">42</text:span>7</text:p>
          </table:table-cell>
          <table:table-cell table:style-name="Table2.A2" office:value-type="string">
            <text:p text:style-name="P31">-0.0<text:span text:style-name="T24">246</text:span></text:p>
          </table:table-cell>
          <table:table-cell table:style-name="Table2.A2" office:value-type="string">
            <text:p text:style-name="P31">-0.05<text:span text:style-name="T24">2</text:span></text:p>
          </table:table-cell>
          <table:table-cell table:style-name="Table2.A2" office:value-type="string">
            <text:p text:style-name="P25">0.02<text:span text:style-name="T24">61</text:span></text:p>
          </table:table-cell>
          <table:table-cell table:style-name="Table2.A2" office:value-type="string">
            <text:p text:style-name="P25">0.0<text:span text:style-name="T24">06</text:span></text:p>
          </table:table-cell>
          <table:table-cell table:style-name="Table2.A2" office:value-type="string">
            <text:p text:style-name="P31">-0.03<text:span text:style-name="T24">55</text:span></text:p>
          </table:table-cell>
          <table:table-cell table:style-name="Table2.A2" office:value-type="string">
            <text:p text:style-name="P31">-0.03<text:span text:style-name="T24">46</text:span></text:p>
          </table:table-cell>
          <table:table-cell table:style-name="Table2.Q2" office:value-type="string">
            <text:p text:style-name="P25">0.01<text:span text:style-name="T24">54</text:span></text:p>
          </table:table-cell>
        </table:table-row>
        <table:table-row>
          <table:table-cell table:style-name="Table2.A2" office:value-type="string">
            <text:p text:style-name="P25">SS</text:p>
          </table:table-cell>
          <table:table-cell table:style-name="Table2.A2" office:value-type="string">
            <text:p text:style-name="P25"><text:span text:style-name="T24">6.91</text:span>e+06</text:p>
          </table:table-cell>
          <table:table-cell table:style-name="Table2.A2" office:value-type="string">
            <text:p text:style-name="P45"><text:span text:style-name="T9">2.</text:span><text:span text:style-name="T14">32</text:span><text:span text:style-name="T9">*10^6</text:span></text:p>
          </table:table-cell>
          <table:table-cell table:style-name="Table2.A2" office:value-type="string">
            <text:p text:style-name="P45"><text:span text:style-name="T8">2.</text:span><text:span text:style-name="T14">67</text:span><text:span text:style-name="T9">*10^6</text:span></text:p>
          </table:table-cell>
          <table:table-cell table:style-name="Table2.A2" office:value-type="string">
            <text:p text:style-name="P45"><text:span text:style-name="T8">1.</text:span><text:span text:style-name="T14">25</text:span><text:span text:style-name="T9">*10^6</text:span></text:p>
          </table:table-cell>
          <table:table-cell table:style-name="Table2.A2" office:value-type="string">
            <text:p text:style-name="P45"><text:span text:style-name="T9">2.</text:span><text:span text:style-name="T14">41</text:span><text:span text:style-name="T9">*10^6</text:span></text:p>
          </table:table-cell>
          <table:table-cell table:style-name="Table2.A2" office:value-type="string">
            <text:p text:style-name="P45"><text:span text:style-name="T10">1.</text:span><text:span text:style-name="T14">13</text:span><text:span text:style-name="T9">*10^</text:span><text:span text:style-name="T14">6</text:span></text:p>
          </table:table-cell>
          <table:table-cell table:style-name="Table2.A2" office:value-type="string">
            <text:p text:style-name="P45"><text:span text:style-name="T14">7.98</text:span><text:span text:style-name="T9">*10^</text:span><text:span text:style-name="T10">5</text:span></text:p>
          </table:table-cell>
          <table:table-cell table:style-name="Table2.A2" office:value-type="string">
            <text:p text:style-name="P25"><text:span text:style-name="T24">5.89</text:span>*10^<text:span text:style-name="T20">5</text:span></text:p>
          </table:table-cell>
          <table:table-cell table:style-name="Table2.A2" office:value-type="string">
            <text:p text:style-name="P63">14.6</text:p>
          </table:table-cell>
          <table:table-cell table:style-name="Table2.A2" office:value-type="string">
            <text:p text:style-name="P63">4.85</text:p>
          </table:table-cell>
          <table:table-cell table:style-name="Table2.A2" office:value-type="string">
            <text:p text:style-name="P63">21.6</text:p>
          </table:table-cell>
          <table:table-cell table:style-name="Table2.A2" office:value-type="string">
            <text:p text:style-name="P63">5.46</text:p>
          </table:table-cell>
          <table:table-cell table:style-name="Table2.A2" office:value-type="string">
            <text:p text:style-name="P63">28.8</text:p>
          </table:table-cell>
          <table:table-cell table:style-name="Table2.A2" office:value-type="string">
            <text:p text:style-name="P63">10.1</text:p>
          </table:table-cell>
          <table:table-cell table:style-name="Table2.A2" office:value-type="string">
            <text:p text:style-name="P63">9.6</text:p>
          </table:table-cell>
          <table:table-cell table:style-name="Table2.Q2" office:value-type="string">
            <text:p text:style-name="P38">1.<text:span text:style-name="T24">91</text:span></text:p>
          </table:table-cell>
        </table:table-row>
        <table:table-row>
          <table:table-cell table:style-name="Table2.A2" office:value-type="string">
            <text:p text:style-name="P15">Impact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45"><text:span text:style-name="T10">20.81</text:span><text:span text:style-name="T7">%</text:span></text:p>
          </table:table-cell>
          <table:table-cell table:style-name="Table2.A2" office:value-type="string">
            <text:p text:style-name="P45"><text:span text:style-name="T10">23.91</text:span><text:span text:style-name="T7">%</text:span></text:p>
          </table:table-cell>
          <table:table-cell table:style-name="Table2.A2" office:value-type="string">
            <text:p text:style-name="P45"><text:span text:style-name="T10">11.20</text:span><text:span text:style-name="T7">%</text:span></text:p>
          </table:table-cell>
          <table:table-cell table:style-name="Table2.A2" office:value-type="string">
            <text:p text:style-name="P45"><text:span text:style-name="T7">2</text:span><text:span text:style-name="T10">1.56</text:span><text:span text:style-name="T7">%</text:span></text:p>
          </table:table-cell>
          <table:table-cell table:style-name="Table2.A2" office:value-type="string">
            <text:p text:style-name="P45"><text:span text:style-name="T9">1</text:span><text:span text:style-name="T10">0.09</text:span><text:span text:style-name="T9">%</text:span></text:p>
          </table:table-cell>
          <table:table-cell table:style-name="Table2.A2" office:value-type="string">
            <text:p text:style-name="P45"><text:span text:style-name="T9">7.</text:span><text:span text:style-name="T10">14</text:span><text:span text:style-name="T9">%</text:span></text:p>
          </table:table-cell>
          <table:table-cell table:style-name="Table2.A2" office:value-type="string">
            <text:p text:style-name="P45"><text:span text:style-name="T10">5.27</text:span><text:span text:style-name="T7">%</text:span></text:p>
          </table:table-cell>
          <table:table-cell table:style-name="Table2.A2" office:value-type="string">
            <text:p text:style-name="P32">0.00%</text:p>
          </table:table-cell>
          <table:table-cell table:style-name="Table2.A2" office:value-type="string">
            <text:p text:style-name="P31">0.00%</text:p>
          </table:table-cell>
          <table:table-cell table:style-name="Table2.A2" office:value-type="string">
            <text:p text:style-name="P31">0.00%</text:p>
          </table:table-cell>
          <table:table-cell table:style-name="Table2.A2" office:value-type="string">
            <text:p text:style-name="P31">0.00%</text:p>
          </table:table-cell>
          <table:table-cell table:style-name="Table2.A2" office:value-type="string">
            <text:p text:style-name="P31">0.00%</text:p>
          </table:table-cell>
          <table:table-cell table:style-name="Table2.A2" office:value-type="string">
            <text:p text:style-name="P31">0.00%</text:p>
          </table:table-cell>
          <table:table-cell table:style-name="Table2.A2" office:value-type="string">
            <text:p text:style-name="P31">0.00%</text:p>
          </table:table-cell>
          <table:table-cell table:style-name="Table2.Q2" office:value-type="string">
            <text:p text:style-name="P31">0.00%</text:p>
          </table:table-cell>
        </table:table-row>
      </table:table>
      <text:p text:style-name="P4"/>
      <text:p text:style-name="P4">-<text:span text:style-name="T1">Depart Queue Waiting Time</text:span></text:p>
      <text:p text:style-name="P4"><text:span text:style-name="T19">SSY = 1.8*10^7<text:tab/>SST = 1.12*10^7<text:tab/>SSE = 2.25*10^3 (0.02%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G"/>
        <table:table-column table:style-name="Table3.F"/>
        <table:table-column table:style-name="Table3.K"/>
        <table:table-column table:style-name="Table3.L"/>
        <table:table-column table:style-name="Table3.G"/>
        <table:table-column table:style-name="Table3.N"/>
        <table:table-column table:style-name="Table3.O"/>
        <table:table-column table:style-name="Table3.P"/>
        <table:table-column table:style-name="Table3.Q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0">q<text:span text:style-name="T2">0</text:span></text:p>
          </table:table-cell>
          <table:table-cell table:style-name="Table3.A1" office:value-type="string">
            <text:p text:style-name="P46"><text:span text:style-name="T6">q</text:span><text:span text:style-name="T4">i</text:span><text:span text:style-name="T5">at</text:span></text:p>
          </table:table-cell>
          <table:table-cell table:style-name="Table3.A1" office:value-type="string">
            <text:p text:style-name="P10">q<text:span text:style-name="T3">lt</text:span></text:p>
          </table:table-cell>
          <table:table-cell table:style-name="Table3.A1" office:value-type="string">
            <text:p text:style-name="P46"><text:span text:style-name="T6">q</text:span><text:span text:style-name="T4">iat,iat </text:span></text:p>
          </table:table-cell>
          <table:table-cell table:style-name="Table3.A1" office:value-type="string">
            <text:p text:style-name="P46"><text:span text:style-name="T6">q</text:span><text:span text:style-name="T4">tot</text:span></text:p>
          </table:table-cell>
          <table:table-cell table:style-name="Table3.A1" office:value-type="string">
            <text:p text:style-name="P46"><text:span text:style-name="T6">q</text:span><text:span text:style-name="T4">iat,tot</text:span></text:p>
          </table:table-cell>
          <table:table-cell table:style-name="Table3.A1" office:value-type="string">
            <text:p text:style-name="P46"><text:span text:style-name="T6">q</text:span><text:span text:style-name="T4">lt,tot</text:span></text:p>
          </table:table-cell>
          <table:table-cell table:style-name="Table3.A1" office:value-type="string">
            <text:p text:style-name="P46"><text:span text:style-name="T6">q</text:span><text:span text:style-name="T4">iat,lt,tot</text:span></text:p>
          </table:table-cell>
          <table:table-cell table:style-name="Table3.A1" office:value-type="string">
            <text:p text:style-name="P10">q<text:span text:style-name="T2">pt</text:span></text:p>
          </table:table-cell>
          <table:table-cell table:style-name="Table3.A1" office:value-type="string">
            <text:p text:style-name="P46"><text:span text:style-name="T6">q</text:span><text:span text:style-name="T4">iat,pt</text:span></text:p>
          </table:table-cell>
          <table:table-cell table:style-name="Table3.A1" office:value-type="string">
            <text:p text:style-name="P46"><text:span text:style-name="T6">q</text:span><text:span text:style-name="T4">lt,pt</text:span></text:p>
          </table:table-cell>
          <table:table-cell table:style-name="Table3.A1" office:value-type="string">
            <text:p text:style-name="P46"><text:span text:style-name="T6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3.A1" office:value-type="string">
            <text:p text:style-name="P46"><text:span text:style-name="T6">q</text:span><text:span text:style-name="T5">tot,pt</text:span></text:p>
          </table:table-cell>
          <table:table-cell table:style-name="Table3.A1" office:value-type="string">
            <text:p text:style-name="P46"><text:span text:style-name="T6">q</text:span><text:span text:style-name="T5">iat,tot,pt</text:span></text:p>
          </table:table-cell>
          <table:table-cell table:style-name="Table3.A1" office:value-type="string">
            <text:p text:style-name="P46"><text:span text:style-name="T6">q</text:span><text:span text:style-name="T5">lt,tot,pt</text:span></text:p>
          </table:table-cell>
          <table:table-cell table:style-name="Table3.Q1" office:value-type="string">
            <text:p text:style-name="P46"><text:span text:style-name="T6">q</text:span><text:span text:style-name="T5">iat,lt,tot,pt</text:span></text:p>
          </table:table-cell>
        </table:table-row>
        <table:table-row>
          <table:table-cell table:style-name="Table3.A2" office:value-type="string">
            <text:p text:style-name="P26">q</text:p>
          </table:table-cell>
          <table:table-cell table:style-name="Table3.A2" office:value-type="string">
            <text:p text:style-name="P26">29.<text:span text:style-name="T20">1</text:span></text:p>
            <text:p text:style-name="P32"/>
          </table:table-cell>
          <table:table-cell table:style-name="Table3.A2" office:value-type="string">
            <text:p text:style-name="P32">-17.0</text:p>
          </table:table-cell>
          <table:table-cell table:style-name="Table3.A2" office:value-type="string">
            <text:p text:style-name="P26">1<text:span text:style-name="T20">9.0</text:span></text:p>
          </table:table-cell>
          <table:table-cell table:style-name="Table3.A2" office:value-type="string">
            <text:p text:style-name="P32">-<text:span text:style-name="T19">12.8</text:span></text:p>
          </table:table-cell>
          <table:table-cell table:style-name="Table3.A2" office:value-type="string">
            <text:p text:style-name="P37">1<text:span text:style-name="T20">6.7</text:span></text:p>
          </table:table-cell>
          <table:table-cell table:style-name="Table3.A2" office:value-type="string">
            <text:p text:style-name="P32">-11.<text:span text:style-name="T20">6</text:span></text:p>
          </table:table-cell>
          <table:table-cell table:style-name="Table3.A2" office:value-type="string">
            <text:p text:style-name="P38">10.3</text:p>
          </table:table-cell>
          <table:table-cell table:style-name="Table3.A2" office:value-type="string">
            <text:p text:style-name="P32">-8.<text:span text:style-name="T20">67</text:span></text:p>
          </table:table-cell>
          <table:table-cell table:style-name="Table3.A2" office:value-type="string">
            <text:p text:style-name="P26">0.0<text:span text:style-name="T20">791</text:span></text:p>
          </table:table-cell>
          <table:table-cell table:style-name="Table3.A2" office:value-type="string">
            <text:p text:style-name="P32">-0.02<text:span text:style-name="T24">61</text:span></text:p>
          </table:table-cell>
          <table:table-cell table:style-name="Table3.A2" office:value-type="string">
            <text:p text:style-name="P32">-0.<text:span text:style-name="T20">145</text:span></text:p>
          </table:table-cell>
          <table:table-cell table:style-name="Table3.A2" office:value-type="string">
            <text:p text:style-name="P26">0.0<text:span text:style-name="T24">414</text:span></text:p>
          </table:table-cell>
          <table:table-cell table:style-name="Table3.A2" office:value-type="string">
            <text:p text:style-name="P26">0.<text:span text:style-name="T20">154</text:span></text:p>
          </table:table-cell>
          <table:table-cell table:style-name="Table3.A2" office:value-type="string">
            <text:p text:style-name="P32">-0.0<text:span text:style-name="T24">515</text:span></text:p>
          </table:table-cell>
          <table:table-cell table:style-name="Table3.A2" office:value-type="string">
            <text:p text:style-name="P32">-0.0<text:span text:style-name="T20">704</text:span></text:p>
          </table:table-cell>
          <table:table-cell table:style-name="Table3.Q2" office:value-type="string">
            <text:p text:style-name="P26">0.01<text:span text:style-name="T24">63</text:span></text:p>
          </table:table-cell>
        </table:table-row>
        <table:table-row>
          <table:table-cell table:style-name="Table3.A2" office:value-type="string">
            <text:p text:style-name="P26">SS</text:p>
          </table:table-cell>
          <table:table-cell table:style-name="Table3.A2" office:value-type="string">
            <text:p text:style-name="P26"><text:span text:style-name="T24">6.76</text:span>e+06</text:p>
          </table:table-cell>
          <table:table-cell table:style-name="Table3.A2" office:value-type="string">
            <text:p text:style-name="P46"><text:span text:style-name="T9">2.</text:span><text:span text:style-name="T14">3</text:span><text:span text:style-name="T9">*10^6</text:span></text:p>
          </table:table-cell>
          <table:table-cell table:style-name="Table3.A2" office:value-type="string">
            <text:p text:style-name="P46"><text:span text:style-name="T8">2.</text:span><text:span text:style-name="T14">88</text:span><text:span text:style-name="T9">*10^6</text:span></text:p>
          </table:table-cell>
          <table:table-cell table:style-name="Table3.A2" office:value-type="string">
            <text:p text:style-name="P46"><text:span text:style-name="T8">1.</text:span><text:span text:style-name="T14">3</text:span><text:span text:style-name="T9">*10^6</text:span></text:p>
          </table:table-cell>
          <table:table-cell table:style-name="Table3.A2" office:value-type="string">
            <text:p text:style-name="P46"><text:span text:style-name="T9">2.</text:span><text:span text:style-name="T14">22</text:span><text:span text:style-name="T9">*10^6</text:span></text:p>
          </table:table-cell>
          <table:table-cell table:style-name="Table3.A2" office:value-type="string">
            <text:p text:style-name="P46"><text:span text:style-name="T10">1.</text:span><text:span text:style-name="T14">08</text:span><text:span text:style-name="T9">*10^</text:span><text:span text:style-name="T14">6</text:span></text:p>
          </table:table-cell>
          <table:table-cell table:style-name="Table3.A2" office:value-type="string">
            <text:p text:style-name="P46"><text:span text:style-name="T10">4.</text:span><text:span text:style-name="T14">49</text:span><text:span text:style-name="T9">*10^</text:span><text:span text:style-name="T10">5</text:span></text:p>
          </table:table-cell>
          <table:table-cell table:style-name="Table3.A2" office:value-type="string">
            <text:p text:style-name="P46"><text:span text:style-name="T10">6.</text:span><text:span text:style-name="T15">02</text:span><text:span text:style-name="T9">*10^</text:span><text:span text:style-name="T10">5</text:span></text:p>
          </table:table-cell>
          <table:table-cell table:style-name="Table3.A2" office:value-type="string">
            <text:p text:style-name="P66">5<text:span text:style-name="T25">0.1</text:span></text:p>
          </table:table-cell>
          <table:table-cell table:style-name="Table3.A2" office:value-type="string">
            <text:p text:style-name="P66">5.<text:span text:style-name="T25">45</text:span></text:p>
          </table:table-cell>
          <table:table-cell table:style-name="Table3.A2" office:value-type="string">
            <text:p text:style-name="P66">1.<text:span text:style-name="T25">68*10^2</text:span></text:p>
          </table:table-cell>
          <table:table-cell table:style-name="Table3.A2" office:value-type="string">
            <text:p text:style-name="P66">1<text:span text:style-name="T25">3.7</text:span></text:p>
          </table:table-cell>
          <table:table-cell table:style-name="Table3.A2" office:value-type="string">
            <text:p text:style-name="P66">1.<text:span text:style-name="T25">89*10^2</text:span></text:p>
          </table:table-cell>
          <table:table-cell table:style-name="Table3.A2" office:value-type="string">
            <text:p text:style-name="P65">21.2</text:p>
          </table:table-cell>
          <table:table-cell table:style-name="Table3.A2" office:value-type="string">
            <text:p text:style-name="P65">39.7</text:p>
          </table:table-cell>
          <table:table-cell table:style-name="Table3.Q2" office:value-type="string">
            <text:p text:style-name="P66">2.<text:span text:style-name="T25">12</text:span></text:p>
          </table:table-cell>
        </table:table-row>
        <table:table-row>
          <table:table-cell table:style-name="Table3.A2" office:value-type="string">
            <text:p text:style-name="P16">Impact</text:p>
          </table:table-cell>
          <table:table-cell table:style-name="Table3.A2" office:value-type="string">
            <text:p text:style-name="P32">-</text:p>
          </table:table-cell>
          <table:table-cell table:style-name="Table3.A2" office:value-type="string">
            <text:p text:style-name="P46"><text:span text:style-name="T10">20.</text:span><text:span text:style-name="T11">47</text:span><text:span text:style-name="T7">%</text:span></text:p>
          </table:table-cell>
          <table:table-cell table:style-name="Table3.A2" office:value-type="string">
            <text:p text:style-name="P46"><text:span text:style-name="T10">2</text:span><text:span text:style-name="T11">5.60</text:span><text:span text:style-name="T7">%</text:span></text:p>
          </table:table-cell>
          <table:table-cell table:style-name="Table3.A2" office:value-type="string">
            <text:p text:style-name="P46"><text:span text:style-name="T10">11.</text:span><text:span text:style-name="T11">60</text:span><text:span text:style-name="T7">%</text:span></text:p>
          </table:table-cell>
          <table:table-cell table:style-name="Table3.A2" office:value-type="string">
            <text:p text:style-name="P46"><text:span text:style-name="T11">19.79</text:span><text:span text:style-name="T7">%</text:span></text:p>
          </table:table-cell>
          <table:table-cell table:style-name="Table3.A2" office:value-type="string">
            <text:p text:style-name="P46"><text:span text:style-name="T11">9.60</text:span><text:span text:style-name="T9">%</text:span></text:p>
          </table:table-cell>
          <table:table-cell table:style-name="Table3.A2" office:value-type="string">
            <text:p text:style-name="P46"><text:span text:style-name="T9">7.</text:span><text:span text:style-name="T11">55</text:span><text:span text:style-name="T9">%</text:span></text:p>
          </table:table-cell>
          <table:table-cell table:style-name="Table3.A2" office:value-type="string">
            <text:p text:style-name="P46"><text:span text:style-name="T10">5.</text:span><text:span text:style-name="T11">36</text:span><text:span text:style-name="T7">%</text:span></text:p>
          </table:table-cell>
          <table:table-cell table:style-name="Table3.A2" office:value-type="string">
            <text:p text:style-name="P32">0.00%</text:p>
          </table:table-cell>
          <table:table-cell table:style-name="Table3.A2" office:value-type="string">
            <text:p text:style-name="P32">0.00%</text:p>
          </table:table-cell>
          <table:table-cell table:style-name="Table3.A2" office:value-type="string">
            <text:p text:style-name="P32">0.00%</text:p>
          </table:table-cell>
          <table:table-cell table:style-name="Table3.A2" office:value-type="string">
            <text:p text:style-name="P32">0.00%</text:p>
          </table:table-cell>
          <table:table-cell table:style-name="Table3.A2" office:value-type="string">
            <text:p text:style-name="P32">0.00%</text:p>
          </table:table-cell>
          <table:table-cell table:style-name="Table3.A2" office:value-type="string">
            <text:p text:style-name="P32">0.00%</text:p>
          </table:table-cell>
          <table:table-cell table:style-name="Table3.A2" office:value-type="string">
            <text:p text:style-name="P32">0.00%</text:p>
          </table:table-cell>
          <table:table-cell table:style-name="Table3.Q2" office:value-type="string">
            <text:p text:style-name="P32">0.00%</text:p>
          </table:table-cell>
        </table:table-row>
      </table:table>
      <text:p text:style-name="P4"/>
      <text:p text:style-name="P5">-<text:span text:style-name="T1">Holding Queue Size</text:span></text:p>
      <text:p text:style-name="P5"><text:span text:style-name="T19">SSY = 1.02*10^4<text:tab/>SST = 4.59*10^3<text:tab/>SSE = 0.901(0.02%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G"/>
        <table:table-column table:style-name="Table4.F"/>
        <table:table-column table:style-name="Table4.K"/>
        <table:table-column table:style-name="Table4.L"/>
        <table:table-column table:style-name="Table4.G"/>
        <table:table-column table:style-name="Table4.N"/>
        <table:table-column table:style-name="Table4.O"/>
        <table:table-column table:style-name="Table4.P"/>
        <table:table-column table:style-name="Table4.Q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21">q<text:span text:style-name="T2">0</text:span></text:p>
          </table:table-cell>
          <table:table-cell table:style-name="Table4.A1" office:value-type="string">
            <text:p text:style-name="P47"><text:span text:style-name="T6">q</text:span><text:span text:style-name="T4">i</text:span><text:span text:style-name="T5">at</text:span></text:p>
          </table:table-cell>
          <table:table-cell table:style-name="Table4.A1" office:value-type="string">
            <text:p text:style-name="P11">q<text:span text:style-name="T3">lt</text:span></text:p>
          </table:table-cell>
          <table:table-cell table:style-name="Table4.A1" office:value-type="string">
            <text:p text:style-name="P47"><text:span text:style-name="T6">q</text:span><text:span text:style-name="T4">iat,iat </text:span></text:p>
          </table:table-cell>
          <table:table-cell table:style-name="Table4.A1" office:value-type="string">
            <text:p text:style-name="P47"><text:span text:style-name="T6">q</text:span><text:span text:style-name="T4">tot</text:span></text:p>
          </table:table-cell>
          <table:table-cell table:style-name="Table4.A1" office:value-type="string">
            <text:p text:style-name="P47"><text:span text:style-name="T6">q</text:span><text:span text:style-name="T4">iat,tot</text:span></text:p>
          </table:table-cell>
          <table:table-cell table:style-name="Table4.A1" office:value-type="string">
            <text:p text:style-name="P47"><text:span text:style-name="T6">q</text:span><text:span text:style-name="T4">lt,tot</text:span></text:p>
          </table:table-cell>
          <table:table-cell table:style-name="Table4.A1" office:value-type="string">
            <text:p text:style-name="P47"><text:span text:style-name="T6">q</text:span><text:span text:style-name="T4">iat,lt,tot</text:span></text:p>
          </table:table-cell>
          <table:table-cell table:style-name="Table4.A1" office:value-type="string">
            <text:p text:style-name="P11">q<text:span text:style-name="T2">pt</text:span></text:p>
          </table:table-cell>
          <table:table-cell table:style-name="Table4.A1" office:value-type="string">
            <text:p text:style-name="P47"><text:span text:style-name="T6">q</text:span><text:span text:style-name="T4">iat,pt</text:span></text:p>
          </table:table-cell>
          <table:table-cell table:style-name="Table4.A1" office:value-type="string">
            <text:p text:style-name="P47"><text:span text:style-name="T6">q</text:span><text:span text:style-name="T4">lt,pt</text:span></text:p>
          </table:table-cell>
          <table:table-cell table:style-name="Table4.A1" office:value-type="string">
            <text:p text:style-name="P47"><text:span text:style-name="T6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4.A1" office:value-type="string">
            <text:p text:style-name="P47"><text:span text:style-name="T6">q</text:span><text:span text:style-name="T5">tot,pt</text:span></text:p>
          </table:table-cell>
          <table:table-cell table:style-name="Table4.A1" office:value-type="string">
            <text:p text:style-name="P47"><text:span text:style-name="T6">q</text:span><text:span text:style-name="T5">iat,tot,pt</text:span></text:p>
          </table:table-cell>
          <table:table-cell table:style-name="Table4.A1" office:value-type="string">
            <text:p text:style-name="P47"><text:span text:style-name="T6">q</text:span><text:span text:style-name="T5">lt,tot,pt</text:span></text:p>
          </table:table-cell>
          <table:table-cell table:style-name="Table4.Q1" office:value-type="string">
            <text:p text:style-name="P47"><text:span text:style-name="T6">q</text:span><text:span text:style-name="T5">iat,lt,tot,pt</text:span></text:p>
          </table:table-cell>
        </table:table-row>
        <table:table-row>
          <table:table-cell table:style-name="Table4.A2" office:value-type="string">
            <text:p text:style-name="P27">q</text:p>
          </table:table-cell>
          <table:table-cell table:style-name="Table4.A2" office:value-type="string">
            <text:p text:style-name="P27">0.<text:span text:style-name="T21">841</text:span></text:p>
            <text:p text:style-name="P33"/>
          </table:table-cell>
          <table:table-cell table:style-name="Table4.A2" office:value-type="string">
            <text:p text:style-name="P33">-<text:span text:style-name="T21">0.412</text:span></text:p>
          </table:table-cell>
          <table:table-cell table:style-name="Table4.A2" office:value-type="string">
            <text:p text:style-name="P39">0.361</text:p>
          </table:table-cell>
          <table:table-cell table:style-name="Table4.A2" office:value-type="string">
            <text:p text:style-name="P33">-<text:span text:style-name="T21">0.244</text:span></text:p>
          </table:table-cell>
          <table:table-cell table:style-name="Table4.A2" office:value-type="string">
            <text:p text:style-name="P39">0.342</text:p>
          </table:table-cell>
          <table:table-cell table:style-name="Table4.A2" office:value-type="string">
            <text:p text:style-name="P33">-<text:span text:style-name="T21">0.23</text:span></text:p>
          </table:table-cell>
          <table:table-cell table:style-name="Table4.A2" office:value-type="string">
            <text:p text:style-name="P39">0.153</text:p>
          </table:table-cell>
          <table:table-cell table:style-name="Table4.A2" office:value-type="string">
            <text:p text:style-name="P33">-<text:span text:style-name="T21">0.145</text:span></text:p>
          </table:table-cell>
          <table:table-cell table:style-name="Table4.A2" office:value-type="string">
            <text:p text:style-name="P47"><text:span text:style-name="T9">0.0</text:span><text:span text:style-name="T11">00</text:span><text:span text:style-name="T15">837</text:span></text:p>
          </table:table-cell>
          <table:table-cell table:style-name="Table4.A2" office:value-type="string">
            <text:p text:style-name="P47"><text:span text:style-name="T7">-</text:span><text:span text:style-name="T11">0.00057</text:span><text:span text:style-name="T15">3</text:span></text:p>
          </table:table-cell>
          <table:table-cell table:style-name="Table4.A2" office:value-type="string">
            <text:p text:style-name="P33">-<text:span text:style-name="T21">0.00102</text:span></text:p>
          </table:table-cell>
          <table:table-cell table:style-name="Table4.A2" office:value-type="string">
            <text:p text:style-name="P27">0.<text:span text:style-name="T21">000637</text:span></text:p>
          </table:table-cell>
          <table:table-cell table:style-name="Table4.A2" office:value-type="string">
            <text:p text:style-name="P27">0.<text:span text:style-name="T21">00118</text:span></text:p>
          </table:table-cell>
          <table:table-cell table:style-name="Table4.A2" office:value-type="string">
            <text:p text:style-name="P33">-<text:span text:style-name="T21">0.000835</text:span></text:p>
          </table:table-cell>
          <table:table-cell table:style-name="Table4.A2" office:value-type="string">
            <text:p text:style-name="P47"><text:span text:style-name="T7">-0.0</text:span><text:span text:style-name="T10">0</text:span><text:span text:style-name="T11">0</text:span><text:span text:style-name="T15">667</text:span></text:p>
          </table:table-cell>
          <table:table-cell table:style-name="Table4.Q2" office:value-type="string">
            <text:p text:style-name="P47"><text:span text:style-name="T9">0.00</text:span><text:span text:style-name="T11">0</text:span><text:span text:style-name="T15">379</text:span></text:p>
          </table:table-cell>
        </table:table-row>
        <table:table-row>
          <table:table-cell table:style-name="Table4.A2" office:value-type="string">
            <text:p text:style-name="P27">SS</text:p>
          </table:table-cell>
          <table:table-cell table:style-name="Table4.A2" office:value-type="string">
            <text:p text:style-name="P47"><text:span text:style-name="T12">5.</text:span><text:span text:style-name="T15">66</text:span><text:span text:style-name="T9">e+0</text:span><text:span text:style-name="T12">3</text:span></text:p>
          </table:table-cell>
          <table:table-cell table:style-name="Table4.A2" office:value-type="string">
            <text:p text:style-name="P47"><text:span text:style-name="T12">1.</text:span><text:span text:style-name="T15">36</text:span><text:span text:style-name="T9">*10^</text:span><text:span text:style-name="T15">3</text:span></text:p>
          </table:table-cell>
          <table:table-cell table:style-name="Table4.A2" office:value-type="string">
            <text:p text:style-name="P47"><text:span text:style-name="T12">1.</text:span><text:span text:style-name="T15">04*</text:span><text:span text:style-name="T9">10^</text:span><text:span text:style-name="T15">3</text:span></text:p>
          </table:table-cell>
          <table:table-cell table:style-name="Table4.A2" office:value-type="string">
            <text:p text:style-name="P47"><text:span text:style-name="T12">4.</text:span><text:span text:style-name="T15">76</text:span><text:span text:style-name="T9">*10^</text:span><text:span text:style-name="T12">2</text:span></text:p>
          </table:table-cell>
          <table:table-cell table:style-name="Table4.A2" office:value-type="string">
            <text:p text:style-name="P47"><text:span text:style-name="T12">9.</text:span><text:span text:style-name="T15">36</text:span><text:span text:style-name="T9">*10^</text:span><text:span text:style-name="T12">2</text:span></text:p>
          </table:table-cell>
          <table:table-cell table:style-name="Table4.A2" office:value-type="string">
            <text:p text:style-name="P47"><text:span text:style-name="T12">4.</text:span><text:span text:style-name="T15">22</text:span><text:span text:style-name="T9">*10^</text:span><text:span text:style-name="T12">2</text:span></text:p>
          </table:table-cell>
          <table:table-cell table:style-name="Table4.A2" office:value-type="string">
            <text:p text:style-name="P67">1.<text:span text:style-name="T25">87*10^2</text:span></text:p>
          </table:table-cell>
          <table:table-cell table:style-name="Table4.A2" office:value-type="string">
            <text:p text:style-name="P67">1.<text:span text:style-name="T25">68*10^2</text:span></text:p>
          </table:table-cell>
          <table:table-cell table:style-name="Table4.A2" office:value-type="string">
            <text:p text:style-name="P41">0.00<text:span text:style-name="T25">561</text:span></text:p>
          </table:table-cell>
          <table:table-cell table:style-name="Table4.A2" office:value-type="string">
            <text:p text:style-name="P41">0.00<text:span text:style-name="T25">262</text:span></text:p>
          </table:table-cell>
          <table:table-cell table:style-name="Table4.A2" office:value-type="string">
            <text:p text:style-name="P48"><text:span text:style-name="T12">0.008</text:span><text:span text:style-name="T15">28</text:span></text:p>
          </table:table-cell>
          <table:table-cell table:style-name="Table4.A2" office:value-type="string">
            <text:p text:style-name="P41">0.00<text:span text:style-name="T25">324</text:span></text:p>
          </table:table-cell>
          <table:table-cell table:style-name="Table4.A2" office:value-type="string">
            <text:p text:style-name="P41">0.0<text:span text:style-name="T25">112</text:span></text:p>
          </table:table-cell>
          <table:table-cell table:style-name="Table4.A2" office:value-type="string">
            <text:p text:style-name="P41">0.00<text:span text:style-name="T25">558</text:span></text:p>
          </table:table-cell>
          <table:table-cell table:style-name="Table4.A2" office:value-type="string">
            <text:p text:style-name="P41">0.00<text:span text:style-name="T25">356</text:span></text:p>
          </table:table-cell>
          <table:table-cell table:style-name="Table4.Q2" office:value-type="string">
            <text:p text:style-name="P41">0.00<text:span text:style-name="T25">115</text:span></text:p>
          </table:table-cell>
        </table:table-row>
        <table:table-row>
          <table:table-cell table:style-name="Table4.A2" office:value-type="string">
            <text:p text:style-name="P17">Impact</text:p>
          </table:table-cell>
          <table:table-cell table:style-name="Table4.A2" office:value-type="string">
            <text:p text:style-name="P33">-</text:p>
          </table:table-cell>
          <table:table-cell table:style-name="Table4.A2" office:value-type="string">
            <text:p text:style-name="P47"><text:span text:style-name="T12">29.58</text:span><text:span text:style-name="T7">%</text:span></text:p>
          </table:table-cell>
          <table:table-cell table:style-name="Table4.A2" office:value-type="string">
            <text:p text:style-name="P47"><text:span text:style-name="T12">22.67</text:span><text:span text:style-name="T7">%</text:span></text:p>
          </table:table-cell>
          <table:table-cell table:style-name="Table4.A2" office:value-type="string">
            <text:p text:style-name="P47"><text:span text:style-name="T12">10.37</text:span><text:span text:style-name="T7">%</text:span></text:p>
          </table:table-cell>
          <table:table-cell table:style-name="Table4.A2" office:value-type="string">
            <text:p text:style-name="P47"><text:span text:style-name="T12">20.41</text:span><text:span text:style-name="T7">%</text:span></text:p>
          </table:table-cell>
          <table:table-cell table:style-name="Table4.A2" office:value-type="string">
            <text:p text:style-name="P47"><text:span text:style-name="T12">9.19</text:span><text:span text:style-name="T9">%</text:span></text:p>
          </table:table-cell>
          <table:table-cell table:style-name="Table4.A2" office:value-type="string">
            <text:p text:style-name="P47"><text:span text:style-name="T12">4.09</text:span><text:span text:style-name="T9">%</text:span></text:p>
          </table:table-cell>
          <table:table-cell table:style-name="Table4.A2" office:value-type="string">
            <text:p text:style-name="P47"><text:span text:style-name="T10">3.</text:span><text:span text:style-name="T12">6</text:span><text:span text:style-name="T15">7</text:span><text:span text:style-name="T7">%</text:span></text:p>
          </table:table-cell>
          <table:table-cell table:style-name="Table4.A2" office:value-type="string">
            <text:p text:style-name="P33">0.00%</text:p>
          </table:table-cell>
          <table:table-cell table:style-name="Table4.A2" office:value-type="string">
            <text:p text:style-name="P33">0.00%</text:p>
          </table:table-cell>
          <table:table-cell table:style-name="Table4.A2" office:value-type="string">
            <text:p text:style-name="P33">0.00%</text:p>
          </table:table-cell>
          <table:table-cell table:style-name="Table4.A2" office:value-type="string">
            <text:p text:style-name="P33">0.00%</text:p>
          </table:table-cell>
          <table:table-cell table:style-name="Table4.A2" office:value-type="string">
            <text:p text:style-name="P33">0.00%</text:p>
          </table:table-cell>
          <table:table-cell table:style-name="Table4.A2" office:value-type="string">
            <text:p text:style-name="P33">0.00%</text:p>
          </table:table-cell>
          <table:table-cell table:style-name="Table4.A2" office:value-type="string">
            <text:p text:style-name="P33">0.00%</text:p>
          </table:table-cell>
          <table:table-cell table:style-name="Table4.Q2" office:value-type="string">
            <text:p text:style-name="P33">0.00%</text:p>
          </table:table-cell>
        </table:table-row>
      </table:table>
      <text:p text:style-name="P5"/>
      <text:p text:style-name="P6">-<text:span text:style-name="T1">Depart Queue Size</text:span></text:p>
      <text:p text:style-name="P6"><text:span text:style-name="T19">SSY = 1.01*10^4<text:tab/>SST = 4.63*10^3<text:tab/>SSE = 0.905(0.02%)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G"/>
        <table:table-column table:style-name="Table5.F"/>
        <table:table-column table:style-name="Table5.K"/>
        <table:table-column table:style-name="Table5.L"/>
        <table:table-column table:style-name="Table5.G"/>
        <table:table-column table:style-name="Table5.N"/>
        <table:table-column table:style-name="Table5.O"/>
        <table:table-column table:style-name="Table5.P"/>
        <table:table-column table:style-name="Table5.Q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2">q<text:span text:style-name="T2">0</text:span></text:p>
          </table:table-cell>
          <table:table-cell table:style-name="Table5.A1" office:value-type="string">
            <text:p text:style-name="P48"><text:span text:style-name="T6">q</text:span><text:span text:style-name="T4">i</text:span><text:span text:style-name="T5">at</text:span></text:p>
          </table:table-cell>
          <table:table-cell table:style-name="Table5.A1" office:value-type="string">
            <text:p text:style-name="P12">q<text:span text:style-name="T3">lt</text:span></text:p>
          </table:table-cell>
          <table:table-cell table:style-name="Table5.A1" office:value-type="string">
            <text:p text:style-name="P48"><text:span text:style-name="T6">q</text:span><text:span text:style-name="T4">iat,iat </text:span></text:p>
          </table:table-cell>
          <table:table-cell table:style-name="Table5.A1" office:value-type="string">
            <text:p text:style-name="P48"><text:span text:style-name="T6">q</text:span><text:span text:style-name="T4">tot</text:span></text:p>
          </table:table-cell>
          <table:table-cell table:style-name="Table5.A1" office:value-type="string">
            <text:p text:style-name="P48"><text:span text:style-name="T6">q</text:span><text:span text:style-name="T4">iat,tot</text:span></text:p>
          </table:table-cell>
          <table:table-cell table:style-name="Table5.A1" office:value-type="string">
            <text:p text:style-name="P48"><text:span text:style-name="T6">q</text:span><text:span text:style-name="T4">lt,tot</text:span></text:p>
          </table:table-cell>
          <table:table-cell table:style-name="Table5.A1" office:value-type="string">
            <text:p text:style-name="P48"><text:span text:style-name="T6">q</text:span><text:span text:style-name="T4">iat,lt,tot</text:span></text:p>
          </table:table-cell>
          <table:table-cell table:style-name="Table5.A1" office:value-type="string">
            <text:p text:style-name="P12">q<text:span text:style-name="T2">pt</text:span></text:p>
          </table:table-cell>
          <table:table-cell table:style-name="Table5.A1" office:value-type="string">
            <text:p text:style-name="P48"><text:span text:style-name="T6">q</text:span><text:span text:style-name="T4">iat,pt</text:span></text:p>
          </table:table-cell>
          <table:table-cell table:style-name="Table5.A1" office:value-type="string">
            <text:p text:style-name="P48"><text:span text:style-name="T6">q</text:span><text:span text:style-name="T4">lt,pt</text:span></text:p>
          </table:table-cell>
          <table:table-cell table:style-name="Table5.A1" office:value-type="string">
            <text:p text:style-name="P48"><text:span text:style-name="T6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5.A1" office:value-type="string">
            <text:p text:style-name="P48"><text:span text:style-name="T6">q</text:span><text:span text:style-name="T5">tot,pt</text:span></text:p>
          </table:table-cell>
          <table:table-cell table:style-name="Table5.A1" office:value-type="string">
            <text:p text:style-name="P48"><text:span text:style-name="T6">q</text:span><text:span text:style-name="T5">iat,tot,pt</text:span></text:p>
          </table:table-cell>
          <table:table-cell table:style-name="Table5.A1" office:value-type="string">
            <text:p text:style-name="P48"><text:span text:style-name="T6">q</text:span><text:span text:style-name="T5">lt,tot,pt</text:span></text:p>
          </table:table-cell>
          <table:table-cell table:style-name="Table5.Q1" office:value-type="string">
            <text:p text:style-name="P48"><text:span text:style-name="T6">q</text:span><text:span text:style-name="T5">iat,lt,tot,pt</text:span></text:p>
          </table:table-cell>
        </table:table-row>
        <table:table-row>
          <table:table-cell table:style-name="Table5.A2" office:value-type="string">
            <text:p text:style-name="P28">q</text:p>
          </table:table-cell>
          <table:table-cell table:style-name="Table5.A2" office:value-type="string">
            <text:p text:style-name="P28">0.<text:span text:style-name="T21">829</text:span></text:p>
            <text:p text:style-name="P34"/>
          </table:table-cell>
          <table:table-cell table:style-name="Table5.A2" office:value-type="string">
            <text:p text:style-name="P34">-<text:span text:style-name="T21">0.408</text:span></text:p>
          </table:table-cell>
          <table:table-cell table:style-name="Table5.A2" office:value-type="string">
            <text:p text:style-name="P40">0.3<text:span text:style-name="T22">91</text:span></text:p>
          </table:table-cell>
          <table:table-cell table:style-name="Table5.A2" office:value-type="string">
            <text:p text:style-name="P34">-<text:span text:style-name="T21">0.255</text:span></text:p>
          </table:table-cell>
          <table:table-cell table:style-name="Table5.A2" office:value-type="string">
            <text:p text:style-name="P40">0.3<text:span text:style-name="T22">1</text:span>2</text:p>
          </table:table-cell>
          <table:table-cell table:style-name="Table5.A2" office:value-type="string">
            <text:p text:style-name="P34">-<text:span text:style-name="T21">0.218</text:span></text:p>
          </table:table-cell>
          <table:table-cell table:style-name="Table5.A2" office:value-type="string">
            <text:p text:style-name="P40">0.1<text:span text:style-name="T22">65</text:span></text:p>
          </table:table-cell>
          <table:table-cell table:style-name="Table5.A2" office:value-type="string">
            <text:p text:style-name="P34">-<text:span text:style-name="T21">0.149</text:span></text:p>
          </table:table-cell>
          <table:table-cell table:style-name="Table5.A2" office:value-type="string">
            <text:p text:style-name="P48"><text:span text:style-name="T9">0.0</text:span><text:span text:style-name="T11">0</text:span><text:span text:style-name="T12">15</text:span></text:p>
          </table:table-cell>
          <table:table-cell table:style-name="Table5.A2" office:value-type="string">
            <text:p text:style-name="P34">-<text:span text:style-name="T21">0.000412</text:span></text:p>
          </table:table-cell>
          <table:table-cell table:style-name="Table5.A2" office:value-type="string">
            <text:p text:style-name="P34">-<text:span text:style-name="T21">0.00425</text:span></text:p>
          </table:table-cell>
          <table:table-cell table:style-name="Table5.A2" office:value-type="string">
            <text:p text:style-name="P28">0.<text:span text:style-name="T21">000699</text:span></text:p>
          </table:table-cell>
          <table:table-cell table:style-name="Table5.A2" office:value-type="string">
            <text:p text:style-name="P28">0.<text:span text:style-name="T21">00442</text:span></text:p>
          </table:table-cell>
          <table:table-cell table:style-name="Table5.A2" office:value-type="string">
            <text:p text:style-name="P34">-<text:span text:style-name="T21">0.000909</text:span></text:p>
          </table:table-cell>
          <table:table-cell table:style-name="Table5.A2" office:value-type="string">
            <text:p text:style-name="P48"><text:span text:style-name="T7">-0.0</text:span><text:span text:style-name="T10">0</text:span><text:span text:style-name="T12">1</text:span><text:span text:style-name="T16">34</text:span></text:p>
          </table:table-cell>
          <table:table-cell table:style-name="Table5.Q2" office:value-type="string">
            <text:p text:style-name="P48"><text:span text:style-name="T9">0.00</text:span><text:span text:style-name="T11">0</text:span><text:span text:style-name="T12">2</text:span><text:span text:style-name="T16">21</text:span></text:p>
          </table:table-cell>
        </table:table-row>
        <table:table-row>
          <table:table-cell table:style-name="Table5.A2" office:value-type="string">
            <text:p text:style-name="P28">SS</text:p>
          </table:table-cell>
          <table:table-cell table:style-name="Table5.A2" office:value-type="string">
            <text:p text:style-name="P28"><text:span text:style-name="T26">5.5*10^</text:span>e+0<text:span text:style-name="T22">3</text:span></text:p>
          </table:table-cell>
          <table:table-cell table:style-name="Table5.A2" office:value-type="string">
            <text:p text:style-name="P48"><text:span text:style-name="T12">1.</text:span><text:span text:style-name="T16">33</text:span><text:span text:style-name="T9">*10^</text:span><text:span text:style-name="T16">3</text:span></text:p>
          </table:table-cell>
          <table:table-cell table:style-name="Table5.A2" office:value-type="string">
            <text:p text:style-name="P28"><text:span text:style-name="T26">1.22</text:span>*10^<text:span text:style-name="T26">3</text:span></text:p>
          </table:table-cell>
          <table:table-cell table:style-name="Table5.A2" office:value-type="string">
            <text:p text:style-name="P28"><text:span text:style-name="T26">5.2</text:span>*10^<text:span text:style-name="T22">2</text:span></text:p>
          </table:table-cell>
          <table:table-cell table:style-name="Table5.A2" office:value-type="string">
            <text:p text:style-name="P48"><text:span text:style-name="T12">7.</text:span><text:span text:style-name="T16">77</text:span><text:span text:style-name="T9">*10^</text:span><text:span text:style-name="T12">2</text:span></text:p>
          </table:table-cell>
          <table:table-cell table:style-name="Table5.A2" office:value-type="string">
            <text:p text:style-name="P48"><text:span text:style-name="T12">3.</text:span><text:span text:style-name="T16">82</text:span><text:span text:style-name="T9">*10^</text:span><text:span text:style-name="T12">2</text:span></text:p>
          </table:table-cell>
          <table:table-cell table:style-name="Table5.A2" office:value-type="string">
            <text:p text:style-name="P48"><text:span text:style-name="T12">2.</text:span><text:span text:style-name="T16">18</text:span><text:span text:style-name="T12">*10^2</text:span></text:p>
          </table:table-cell>
          <table:table-cell table:style-name="Table5.A2" office:value-type="string">
            <text:p text:style-name="P68">1.<text:span text:style-name="T26">78*10^2</text:span></text:p>
          </table:table-cell>
          <table:table-cell table:style-name="Table5.A2" office:value-type="string">
            <text:p text:style-name="P41">0.0<text:span text:style-name="T26">18</text:span></text:p>
          </table:table-cell>
          <table:table-cell table:style-name="Table5.A2" office:value-type="string">
            <text:p text:style-name="P48"><text:span text:style-name="T12">0.001</text:span><text:span text:style-name="T16">36</text:span></text:p>
          </table:table-cell>
          <table:table-cell table:style-name="Table5.A2" office:value-type="string">
            <text:p text:style-name="P48"><text:span text:style-name="T12">0.1</text:span><text:span text:style-name="T16">44</text:span></text:p>
          </table:table-cell>
          <table:table-cell table:style-name="Table5.A2" office:value-type="string">
            <text:p text:style-name="P48"><text:span text:style-name="T12">0.0</text:span><text:span text:style-name="T16">0391</text:span></text:p>
          </table:table-cell>
          <table:table-cell table:style-name="Table5.A2" office:value-type="string">
            <text:p text:style-name="P41">0.<text:span text:style-name="T26">156</text:span></text:p>
          </table:table-cell>
          <table:table-cell table:style-name="Table5.A2" office:value-type="string">
            <text:p text:style-name="P41">0.<text:span text:style-name="T26">00661</text:span></text:p>
          </table:table-cell>
          <table:table-cell table:style-name="Table5.A2" office:value-type="string">
            <text:p text:style-name="P48"><text:span text:style-name="T12">0.0</text:span><text:span text:style-name="T16">144</text:span></text:p>
          </table:table-cell>
          <table:table-cell table:style-name="Table5.Q2" office:value-type="string">
            <text:p text:style-name="P41">0.<text:span text:style-name="T26">000391</text:span></text:p>
          </table:table-cell>
        </table:table-row>
        <text:soft-page-break/>
        <table:table-row>
          <table:table-cell table:style-name="Table5.A2" office:value-type="string">
            <text:p text:style-name="P18">Impact</text:p>
          </table:table-cell>
          <table:table-cell table:style-name="Table5.A2" office:value-type="string">
            <text:p text:style-name="P34">-</text:p>
          </table:table-cell>
          <table:table-cell table:style-name="Table5.A2" office:value-type="string">
            <text:p text:style-name="P48"><text:span text:style-name="T12">28.73</text:span><text:span text:style-name="T7">%</text:span></text:p>
          </table:table-cell>
          <table:table-cell table:style-name="Table5.A2" office:value-type="string">
            <text:p text:style-name="P48"><text:span text:style-name="T12">26.4</text:span><text:span text:style-name="T16">2</text:span><text:span text:style-name="T7">%</text:span></text:p>
          </table:table-cell>
          <table:table-cell table:style-name="Table5.A2" office:value-type="string">
            <text:p text:style-name="P48"><text:span text:style-name="T12">11.24</text:span><text:span text:style-name="T7">%</text:span></text:p>
          </table:table-cell>
          <table:table-cell table:style-name="Table5.A2" office:value-type="string">
            <text:p text:style-name="P48"><text:span text:style-name="T12">16.78</text:span><text:span text:style-name="T7">%</text:span></text:p>
          </table:table-cell>
          <table:table-cell table:style-name="Table5.A2" office:value-type="string">
            <text:p text:style-name="P48"><text:span text:style-name="T12">8.25</text:span><text:span text:style-name="T9">%</text:span></text:p>
          </table:table-cell>
          <table:table-cell table:style-name="Table5.A2" office:value-type="string">
            <text:p text:style-name="P48"><text:span text:style-name="T12">4.7</text:span><text:span text:style-name="T16">1</text:span><text:span text:style-name="T9">%</text:span></text:p>
          </table:table-cell>
          <table:table-cell table:style-name="Table5.A2" office:value-type="string">
            <text:p text:style-name="P48"><text:span text:style-name="T10">3.</text:span><text:span text:style-name="T12">84</text:span><text:span text:style-name="T7">%</text:span></text:p>
          </table:table-cell>
          <table:table-cell table:style-name="Table5.A2" office:value-type="string">
            <text:p text:style-name="P34">0.00%</text:p>
          </table:table-cell>
          <table:table-cell table:style-name="Table5.A2" office:value-type="string">
            <text:p text:style-name="P34">0.00%</text:p>
          </table:table-cell>
          <table:table-cell table:style-name="Table5.A2" office:value-type="string">
            <text:p text:style-name="P34">0.00%</text:p>
          </table:table-cell>
          <table:table-cell table:style-name="Table5.A2" office:value-type="string">
            <text:p text:style-name="P34">0.00%</text:p>
          </table:table-cell>
          <table:table-cell table:style-name="Table5.A2" office:value-type="string">
            <text:p text:style-name="P34">0.00%</text:p>
          </table:table-cell>
          <table:table-cell table:style-name="Table5.A2" office:value-type="string">
            <text:p text:style-name="P34">0.00%</text:p>
          </table:table-cell>
          <table:table-cell table:style-name="Table5.A2" office:value-type="string">
            <text:p text:style-name="P34">0.00%</text:p>
          </table:table-cell>
          <table:table-cell table:style-name="Table5.Q2" office:value-type="string">
            <text:p text:style-name="P34">0.00%</text:p>
          </table:table-cell>
        </table:table-row>
      </table:table>
      <text:p text:style-name="P6"/>
      <text:p text:style-name="P7">-<text:span text:style-name="T1">Parked Planes</text:span></text:p>
      <text:p text:style-name="P7"><text:span text:style-name="T19">SSY = 2.54*10^4<text:tab/>SST = 2.1*10^3<text:tab/>SSE = 0.0373(0.00%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G"/>
        <table:table-column table:style-name="Table6.F"/>
        <table:table-column table:style-name="Table6.K"/>
        <table:table-column table:style-name="Table6.L"/>
        <table:table-column table:style-name="Table6.G"/>
        <table:table-column table:style-name="Table6.N"/>
        <table:table-column table:style-name="Table6.O"/>
        <table:table-column table:style-name="Table6.P"/>
        <table:table-column table:style-name="Table6.Q"/>
        <table:table-row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23">q<text:span text:style-name="T2">0</text:span></text:p>
          </table:table-cell>
          <table:table-cell table:style-name="Table6.A1" office:value-type="string">
            <text:p text:style-name="P49"><text:span text:style-name="T6">q</text:span><text:span text:style-name="T4">i</text:span><text:span text:style-name="T5">at</text:span></text:p>
          </table:table-cell>
          <table:table-cell table:style-name="Table6.A1" office:value-type="string">
            <text:p text:style-name="P13">q<text:span text:style-name="T3">lt</text:span></text:p>
          </table:table-cell>
          <table:table-cell table:style-name="Table6.A1" office:value-type="string">
            <text:p text:style-name="P49"><text:span text:style-name="T6">q</text:span><text:span text:style-name="T4">iat,iat </text:span></text:p>
          </table:table-cell>
          <table:table-cell table:style-name="Table6.A1" office:value-type="string">
            <text:p text:style-name="P49"><text:span text:style-name="T6">q</text:span><text:span text:style-name="T4">tot</text:span></text:p>
          </table:table-cell>
          <table:table-cell table:style-name="Table6.A1" office:value-type="string">
            <text:p text:style-name="P49"><text:span text:style-name="T6">q</text:span><text:span text:style-name="T4">iat,tot</text:span></text:p>
          </table:table-cell>
          <table:table-cell table:style-name="Table6.A1" office:value-type="string">
            <text:p text:style-name="P49"><text:span text:style-name="T6">q</text:span><text:span text:style-name="T4">lt,tot</text:span></text:p>
          </table:table-cell>
          <table:table-cell table:style-name="Table6.A1" office:value-type="string">
            <text:p text:style-name="P49"><text:span text:style-name="T6">q</text:span><text:span text:style-name="T4">iat,lt,tot</text:span></text:p>
          </table:table-cell>
          <table:table-cell table:style-name="Table6.A1" office:value-type="string">
            <text:p text:style-name="P13">q<text:span text:style-name="T2">pt</text:span></text:p>
          </table:table-cell>
          <table:table-cell table:style-name="Table6.A1" office:value-type="string">
            <text:p text:style-name="P49"><text:span text:style-name="T6">q</text:span><text:span text:style-name="T4">iat,pt</text:span></text:p>
          </table:table-cell>
          <table:table-cell table:style-name="Table6.A1" office:value-type="string">
            <text:p text:style-name="P49"><text:span text:style-name="T6">q</text:span><text:span text:style-name="T4">lt,pt</text:span></text:p>
          </table:table-cell>
          <table:table-cell table:style-name="Table6.A1" office:value-type="string">
            <text:p text:style-name="P49"><text:span text:style-name="T6">q</text:span><text:span text:style-name="T5">iat</text:span><text:span text:style-name="T4">,</text:span><text:span text:style-name="T5">l</text:span><text:span text:style-name="T4">t,</text:span><text:span text:style-name="T5">pt</text:span></text:p>
          </table:table-cell>
          <table:table-cell table:style-name="Table6.A1" office:value-type="string">
            <text:p text:style-name="P49"><text:span text:style-name="T6">q</text:span><text:span text:style-name="T5">tot,pt</text:span></text:p>
          </table:table-cell>
          <table:table-cell table:style-name="Table6.A1" office:value-type="string">
            <text:p text:style-name="P49"><text:span text:style-name="T6">q</text:span><text:span text:style-name="T5">iat,tot,pt</text:span></text:p>
          </table:table-cell>
          <table:table-cell table:style-name="Table6.A1" office:value-type="string">
            <text:p text:style-name="P49"><text:span text:style-name="T6">q</text:span><text:span text:style-name="T5">lt,tot,pt</text:span></text:p>
          </table:table-cell>
          <table:table-cell table:style-name="Table6.Q1" office:value-type="string">
            <text:p text:style-name="P49"><text:span text:style-name="T6">q</text:span><text:span text:style-name="T5">iat,lt,tot,pt</text:span></text:p>
          </table:table-cell>
        </table:table-row>
        <table:table-row>
          <table:table-cell table:style-name="Table6.A2" office:value-type="string">
            <text:p text:style-name="P29">q</text:p>
          </table:table-cell>
          <table:table-cell table:style-name="Table6.A2" office:value-type="string">
            <text:p text:style-name="P29">1.<text:span text:style-name="T23">71</text:span></text:p>
            <text:p text:style-name="P35"/>
          </table:table-cell>
          <table:table-cell table:style-name="Table6.A2" office:value-type="string">
            <text:p text:style-name="P49"><text:span text:style-name="T7">-</text:span><text:span text:style-name="T11">0.3</text:span><text:span text:style-name="T13">03</text:span></text:p>
          </table:table-cell>
          <table:table-cell table:style-name="Table6.A2" office:value-type="string">
            <text:p text:style-name="P49"><text:span text:style-name="T11">-0.0</text:span><text:span text:style-name="T13">15</text:span></text:p>
          </table:table-cell>
          <table:table-cell table:style-name="Table6.A2" office:value-type="string">
            <text:p text:style-name="P49"><text:span text:style-name="T11">0.0</text:span><text:span text:style-name="T13">0799</text:span></text:p>
          </table:table-cell>
          <table:table-cell table:style-name="Table6.A2" office:value-type="string">
            <text:p text:style-name="P49"><text:span text:style-name="T11">0.0</text:span><text:span text:style-name="T13">149</text:span></text:p>
          </table:table-cell>
          <table:table-cell table:style-name="Table6.A2" office:value-type="string">
            <text:p text:style-name="P35">-<text:span text:style-name="T21">0.00793</text:span></text:p>
          </table:table-cell>
          <table:table-cell table:style-name="Table6.A2" office:value-type="string">
            <text:p text:style-name="P49"><text:span text:style-name="T11">-</text:span><text:span text:style-name="T13">0.00685</text:span></text:p>
          </table:table-cell>
          <table:table-cell table:style-name="Table6.A2" office:value-type="string">
            <text:p text:style-name="P35"><text:span text:style-name="T21">0.00355</text:span></text:p>
          </table:table-cell>
          <table:table-cell table:style-name="Table6.A2" office:value-type="string">
            <text:p text:style-name="P49"><text:span text:style-name="T9">0.</text:span><text:span text:style-name="T13">399</text:span></text:p>
          </table:table-cell>
          <table:table-cell table:style-name="Table6.A2" office:value-type="string">
            <text:p text:style-name="P35">-<text:span text:style-name="T21">0.0997</text:span></text:p>
          </table:table-cell>
          <table:table-cell table:style-name="Table6.A2" office:value-type="string">
            <text:p text:style-name="P70"><text:span text:style-name="T7">0.0016</text:span></text:p>
          </table:table-cell>
          <table:table-cell table:style-name="Table6.A2" office:value-type="string">
            <text:p text:style-name="P29">-<text:span text:style-name="T27">0.000627</text:span></text:p>
          </table:table-cell>
          <table:table-cell table:style-name="Table6.A2" office:value-type="string">
            <text:p text:style-name="P29">-<text:span text:style-name="T27">0.00161</text:span></text:p>
          </table:table-cell>
          <table:table-cell table:style-name="Table6.A2" office:value-type="string">
            <text:p text:style-name="P69">0.000577</text:p>
          </table:table-cell>
          <table:table-cell table:style-name="Table6.A2" office:value-type="string">
            <text:p text:style-name="P69">0.000787</text:p>
          </table:table-cell>
          <table:table-cell table:style-name="Table6.Q2" office:value-type="string">
            <text:p text:style-name="P49"><text:span text:style-name="T13">-</text:span><text:span text:style-name="T17">0.000356</text:span></text:p>
          </table:table-cell>
        </table:table-row>
        <table:table-row>
          <table:table-cell table:style-name="Table6.A2" office:value-type="string">
            <text:p text:style-name="P29">SS</text:p>
          </table:table-cell>
          <table:table-cell table:style-name="Table6.A2" office:value-type="string">
            <text:p text:style-name="P49"><text:span text:style-name="T12">2.</text:span><text:span text:style-name="T17">33</text:span><text:span text:style-name="T9">e+0</text:span><text:span text:style-name="T13">4</text:span></text:p>
          </table:table-cell>
          <table:table-cell table:style-name="Table6.A2" office:value-type="string">
            <text:p text:style-name="P49"><text:span text:style-name="T13">7.</text:span><text:span text:style-name="T17">37</text:span><text:span text:style-name="T9">*10^</text:span><text:span text:style-name="T12">2</text:span></text:p>
          </table:table-cell>
          <table:table-cell table:style-name="Table6.A2" office:value-type="string">
            <text:p text:style-name="P69">1.79</text:p>
          </table:table-cell>
          <table:table-cell table:style-name="Table6.A2" office:value-type="string">
            <text:p text:style-name="P43">0.<text:span text:style-name="T27">51</text:span></text:p>
          </table:table-cell>
          <table:table-cell table:style-name="Table6.A2" office:value-type="string">
            <text:p text:style-name="P70"><text:span text:style-name="T12">1.</text:span><text:span text:style-name="T7">77</text:span></text:p>
          </table:table-cell>
          <table:table-cell table:style-name="Table6.A2" office:value-type="string">
            <text:p text:style-name="P43">0.<text:span text:style-name="T27">503</text:span></text:p>
          </table:table-cell>
          <table:table-cell table:style-name="Table6.A2" office:value-type="string">
            <text:p text:style-name="P43">0.<text:span text:style-name="T27">376</text:span></text:p>
          </table:table-cell>
          <table:table-cell table:style-name="Table6.A2" office:value-type="string">
            <text:p text:style-name="P43">0.<text:span text:style-name="T27">101</text:span></text:p>
          </table:table-cell>
          <table:table-cell table:style-name="Table6.A2" office:value-type="string">
            <text:p text:style-name="P49"><text:span text:style-name="T13">1.</text:span><text:span text:style-name="T17">28</text:span><text:span text:style-name="T13">*10^</text:span><text:span text:style-name="T17">3</text:span></text:p>
          </table:table-cell>
          <table:table-cell table:style-name="Table6.A2" office:value-type="string">
            <text:p text:style-name="P69">79.5</text:p>
          </table:table-cell>
          <table:table-cell table:style-name="Table6.A2" office:value-type="string">
            <text:p text:style-name="P43">0.0<text:span text:style-name="T27">206</text:span></text:p>
          </table:table-cell>
          <table:table-cell table:style-name="Table6.A2" office:value-type="string">
            <text:p text:style-name="P42">0.<text:span text:style-name="T27">00315</text:span></text:p>
          </table:table-cell>
          <table:table-cell table:style-name="Table6.A2" office:value-type="string">
            <text:p text:style-name="P42">0.<text:span text:style-name="T23">0208</text:span></text:p>
          </table:table-cell>
          <table:table-cell table:style-name="Table6.A2" office:value-type="string">
            <text:p text:style-name="P42">0.<text:span text:style-name="T23">00267</text:span></text:p>
          </table:table-cell>
          <table:table-cell table:style-name="Table6.A2" office:value-type="string">
            <text:p text:style-name="P42">0.00<text:span text:style-name="T27">496</text:span></text:p>
          </table:table-cell>
          <table:table-cell table:style-name="Table6.Q2" office:value-type="string">
            <text:p text:style-name="P42">0.00<text:span text:style-name="T27">101</text:span></text:p>
          </table:table-cell>
        </table:table-row>
        <table:table-row>
          <table:table-cell table:style-name="Table6.A2" office:value-type="string">
            <text:p text:style-name="P19">Impact</text:p>
          </table:table-cell>
          <table:table-cell table:style-name="Table6.A2" office:value-type="string">
            <text:p text:style-name="P35">-</text:p>
          </table:table-cell>
          <table:table-cell table:style-name="Table6.A2" office:value-type="string">
            <text:p text:style-name="P49"><text:span text:style-name="T13">35.1</text:span><text:span text:style-name="T17">5</text:span><text:span text:style-name="T7">%</text:span></text:p>
          </table:table-cell>
          <table:table-cell table:style-name="Table6.A2" office:value-type="string">
            <text:p text:style-name="P49"><text:span text:style-name="T13">0.09</text:span><text:span text:style-name="T7">%</text:span></text:p>
          </table:table-cell>
          <table:table-cell table:style-name="Table6.A2" office:value-type="string">
            <text:p text:style-name="P49"><text:span text:style-name="T13">0.02</text:span><text:span text:style-name="T7">%</text:span></text:p>
          </table:table-cell>
          <table:table-cell table:style-name="Table6.A2" office:value-type="string">
            <text:p text:style-name="P49"><text:span text:style-name="T13">0.08</text:span><text:span text:style-name="T7">%</text:span></text:p>
          </table:table-cell>
          <table:table-cell table:style-name="Table6.A2" office:value-type="string">
            <text:p text:style-name="P49"><text:span text:style-name="T13">0.02</text:span><text:span text:style-name="T9">%</text:span></text:p>
          </table:table-cell>
          <table:table-cell table:style-name="Table6.A2" office:value-type="string">
            <text:p text:style-name="P49"><text:span text:style-name="T13">0.02</text:span><text:span text:style-name="T9">%</text:span></text:p>
          </table:table-cell>
          <table:table-cell table:style-name="Table6.A2" office:value-type="string">
            <text:p text:style-name="P49"><text:span text:style-name="T13">0.00</text:span><text:span text:style-name="T7">%</text:span></text:p>
          </table:table-cell>
          <table:table-cell table:style-name="Table6.A2" office:value-type="string">
            <text:p text:style-name="P35"><text:span text:style-name="T23">60.82</text:span>%</text:p>
          </table:table-cell>
          <table:table-cell table:style-name="Table6.A2" office:value-type="string">
            <text:p text:style-name="P35"><text:span text:style-name="T23">3.79</text:span>%</text:p>
          </table:table-cell>
          <table:table-cell table:style-name="Table6.A2" office:value-type="string">
            <text:p text:style-name="P35"><text:span text:style-name="T23">0.00</text:span>%</text:p>
          </table:table-cell>
          <table:table-cell table:style-name="Table6.A2" office:value-type="string">
            <text:p text:style-name="P35">0.00%</text:p>
          </table:table-cell>
          <table:table-cell table:style-name="Table6.A2" office:value-type="string">
            <text:p text:style-name="P35">0.00%</text:p>
          </table:table-cell>
          <table:table-cell table:style-name="Table6.A2" office:value-type="string">
            <text:p text:style-name="P35">0.00%</text:p>
          </table:table-cell>
          <table:table-cell table:style-name="Table6.A2" office:value-type="string">
            <text:p text:style-name="P35">0.00%</text:p>
          </table:table-cell>
          <table:table-cell table:style-name="Table6.Q2" office:value-type="string">
            <text:p text:style-name="P35">0.00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7T15:47:18.810455372</meta:creation-date>
    <dc:date>2020-02-09T10:31:43.088465198</dc:date>
    <meta:editing-duration>PT24M39S</meta:editing-duration>
    <meta:editing-cycles>4</meta:editing-cycles>
    <meta:generator>LibreOffice/6.3.4.2$Linux_X86_64 LibreOffice_project/30$Build-2</meta:generator>
    <meta:document-statistic meta:table-count="6" meta:image-count="0" meta:object-count="0" meta:page-count="2" meta:paragraph-count="416" meta:word-count="547" meta:character-count="3343" meta:non-whitespace-character-count="3206"/>
  </office:meta>
</office:document-meta>
</file>